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1.154cm"/>
    </style:style>
    <style:style style:name="co4" style:family="table-column">
      <style:table-column-properties fo:break-before="auto" style:column-width="2.7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LOG" table:style-name="ta1">
        <table:shapes>
          <draw:frame draw:z-index="0" draw:style-name="gr1" draw:text-style-name="P1" svg:width="23.202cm" svg:height="13.546cm" svg:x="17.203cm" svg:y="3.32cm">
            <draw:object draw:notify-on-update-of-ranges="DATALOG.G1:DATALOG.G369 DATALOG.H1:DATALOG.H369 DATALOG.G155:DATALOG.G369 DATALOG.J155:DATALOG.J369 DATALOG.G1:DATALOG.G369 DATALOG.I1:DATALOG.I3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09:41: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191438" calcext:value-type="float">
            <text:p>1644223191438</text:p>
          </table:table-cell>
          <table:table-cell table:style-name="ce2" office:value-type="time" office:time-value="PT09H39M42S" calcext:value-type="time">
            <text:p>09:39:4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lumn A</text:p>
          </table:table-cell>
          <table:table-cell office:value-type="string" calcext:value-type="string">
            <text:p>time occhiali</text:p>
          </table:table-cell>
        </table:table-row>
        <table:table-row table:style-name="ro1">
          <table:table-cell office:value-type="string" calcext:value-type="string">
            <text:p>09:41: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192438" calcext:value-type="float">
            <text:p>1644223192438</text:p>
          </table:table-cell>
          <table:table-cell table:style-name="ce2" office:value-type="time" office:time-value="PT09H39M52S" calcext:value-type="time">
            <text:p>09:39:5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lumn B</text:p>
          </table:table-cell>
          <table:table-cell office:value-type="string" calcext:value-type="string">
            <text:p>bpm occhiali</text:p>
          </table:table-cell>
        </table:table-row>
        <table:table-row table:style-name="ro1">
          <table:table-cell office:value-type="string" calcext:value-type="string">
            <text:p>09:41: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194438" calcext:value-type="float">
            <text:p>1644223194438</text:p>
          </table:table-cell>
          <table:table-cell table:style-name="ce2" office:value-type="time" office:time-value="PT09H39M54S" calcext:value-type="time">
            <text:p>09:39:5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202438" calcext:value-type="float">
            <text:p>1644223202438</text:p>
          </table:table-cell>
          <table:table-cell table:style-name="ce2" office:value-type="time" office:time-value="PT09H40M02S" calcext:value-type="time">
            <text:p>09:40:0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pan text:style-name="T1">Column </text:span>F</text:p>
          </table:table-cell>
          <table:table-cell office:value-type="string" calcext:value-type="string">
            <text:p>epoch gw4</text:p>
          </table:table-cell>
        </table:table-row>
        <table:table-row table:style-name="ro1">
          <table:table-cell office:value-type="string" calcext:value-type="string">
            <text:p>09:41: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212438" calcext:value-type="float">
            <text:p>1644223212438</text:p>
          </table:table-cell>
          <table:table-cell table:style-name="ce2" office:value-type="time" office:time-value="PT09H40M12S" calcext:value-type="time">
            <text:p>09:40:1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pan text:style-name="T1">Column </text:span>G</text:p>
          </table:table-cell>
          <table:table-cell office:value-type="string" calcext:value-type="string">
            <text:p>time GW4</text:p>
          </table:table-cell>
        </table:table-row>
        <table:table-row table:style-name="ro1">
          <table:table-cell office:value-type="string" calcext:value-type="string">
            <text:p>09:41: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222438" calcext:value-type="float">
            <text:p>1644223222438</text:p>
          </table:table-cell>
          <table:table-cell table:style-name="ce2" office:value-type="time" office:time-value="PT09H40M22S" calcext:value-type="time">
            <text:p>09:40:2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pan text:style-name="T1">Column </text:span>H</text:p>
          </table:table-cell>
          <table:table-cell office:value-type="string" calcext:value-type="string">
            <text:p>bpm gw4 10 sec</text:p>
          </table:table-cell>
        </table:table-row>
        <table:table-row table:style-name="ro1">
          <table:table-cell office:value-type="string" calcext:value-type="string">
            <text:p>09:41: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232438" calcext:value-type="float">
            <text:p>1644223232438</text:p>
          </table:table-cell>
          <table:table-cell table:style-name="ce2" office:value-type="time" office:time-value="PT09H40M32S" calcext:value-type="time">
            <text:p>09:40:3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pan text:style-name="T1">Column </text:span>I</text:p>
          </table:table-cell>
          <table:table-cell office:value-type="string" calcext:value-type="string">
            <text:p>bpm occhiali 10 sec</text:p>
          </table:table-cell>
        </table:table-row>
        <table:table-row table:style-name="ro1">
          <table:table-cell office:value-type="string" calcext:value-type="string">
            <text:p>09:41: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242438" calcext:value-type="float">
            <text:p>1644223242438</text:p>
          </table:table-cell>
          <table:table-cell table:style-name="ce2" office:value-type="time" office:time-value="PT09H40M42S" calcext:value-type="time">
            <text:p>09:40:4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252438" calcext:value-type="float">
            <text:p>1644223252438</text:p>
          </table:table-cell>
          <table:table-cell table:style-name="ce2" office:value-type="time" office:time-value="PT09H40M52S" calcext:value-type="time">
            <text:p>09:40:5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262438" calcext:value-type="float">
            <text:p>1644223262438</text:p>
          </table:table-cell>
          <table:table-cell table:style-name="ce2" office:value-type="time" office:time-value="PT09H41M02S" calcext:value-type="time">
            <text:p>09:41:0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2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44223272438" calcext:value-type="float">
            <text:p>1644223272438</text:p>
          </table:table-cell>
          <table:table-cell table:style-name="ce2" office:value-type="time" office:time-value="PT09H41M12S" calcext:value-type="time">
            <text:p>09:41:1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2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644223282438" calcext:value-type="float">
            <text:p>1644223282438</text:p>
          </table:table-cell>
          <table:table-cell table:style-name="ce2" office:value-type="time" office:time-value="PT09H41M22S" calcext:value-type="time">
            <text:p>09:41:2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2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644223303438" calcext:value-type="float">
            <text:p>1644223303438</text:p>
          </table:table-cell>
          <table:table-cell table:style-name="ce2" office:value-type="time" office:time-value="PT09H41M32S" calcext:value-type="time">
            <text:p>09:41:32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644223304438" calcext:value-type="float">
            <text:p>1644223304438</text:p>
          </table:table-cell>
          <table:table-cell table:style-name="ce2" office:value-type="time" office:time-value="PT09H41M42S" calcext:value-type="time">
            <text:p>09:41:42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644223312438" calcext:value-type="float">
            <text:p>1644223312438</text:p>
          </table:table-cell>
          <table:table-cell table:style-name="ce2" office:value-type="time" office:time-value="PT09H41M52S" calcext:value-type="time">
            <text:p>09:41:5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644223322438" calcext:value-type="float">
            <text:p>1644223322438</text:p>
          </table:table-cell>
          <table:table-cell table:style-name="ce2" office:value-type="time" office:time-value="PT09H42M02S" calcext:value-type="time">
            <text:p>09:42:0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44223332438" calcext:value-type="float">
            <text:p>1644223332438</text:p>
          </table:table-cell>
          <table:table-cell table:style-name="ce2" office:value-type="time" office:time-value="PT09H42M12S" calcext:value-type="time">
            <text:p>09:42:1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644223342438" calcext:value-type="float">
            <text:p>1644223342438</text:p>
          </table:table-cell>
          <table:table-cell table:style-name="ce2" office:value-type="time" office:time-value="PT09H42M22S" calcext:value-type="time">
            <text:p>09:42:2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644223352438" calcext:value-type="float">
            <text:p>1644223352438</text:p>
          </table:table-cell>
          <table:table-cell table:style-name="ce2" office:value-type="time" office:time-value="PT09H42M32S" calcext:value-type="time">
            <text:p>09:42:3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644223362438" calcext:value-type="float">
            <text:p>1644223362438</text:p>
          </table:table-cell>
          <table:table-cell table:style-name="ce2" office:value-type="time" office:time-value="PT09H42M42S" calcext:value-type="time">
            <text:p>09:42:4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644223372438" calcext:value-type="float">
            <text:p>1644223372438</text:p>
          </table:table-cell>
          <table:table-cell table:style-name="ce2" office:value-type="time" office:time-value="PT09H42M52S" calcext:value-type="time">
            <text:p>09:42:52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7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644223382438" calcext:value-type="float">
            <text:p>1644223382438</text:p>
          </table:table-cell>
          <table:table-cell table:style-name="ce2" office:value-type="time" office:time-value="PT09H43M02S" calcext:value-type="time">
            <text:p>09:43:02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44223392438" calcext:value-type="float">
            <text:p>1644223392438</text:p>
          </table:table-cell>
          <table:table-cell table:style-name="ce2" office:value-type="time" office:time-value="PT09H43M12S" calcext:value-type="time">
            <text:p>09:43:1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3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644223402438" calcext:value-type="float">
            <text:p>1644223402438</text:p>
          </table:table-cell>
          <table:table-cell table:style-name="ce2" office:value-type="time" office:time-value="PT09H43M22S" calcext:value-type="time">
            <text:p>09:43:2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644223412438" calcext:value-type="float">
            <text:p>1644223412438</text:p>
          </table:table-cell>
          <table:table-cell table:style-name="ce2" office:value-type="time" office:time-value="PT09H43M32S" calcext:value-type="time">
            <text:p>09:43:32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1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644223422438" calcext:value-type="float">
            <text:p>1644223422438</text:p>
          </table:table-cell>
          <table:table-cell table:style-name="ce2" office:value-type="time" office:time-value="PT09H43M42S" calcext:value-type="time">
            <text:p>09:43:4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44223432438" calcext:value-type="float">
            <text:p>1644223432438</text:p>
          </table:table-cell>
          <table:table-cell table:style-name="ce2" office:value-type="time" office:time-value="PT09H43M52S" calcext:value-type="time">
            <text:p>09:43:5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3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644223442438" calcext:value-type="float">
            <text:p>1644223442438</text:p>
          </table:table-cell>
          <table:table-cell table:style-name="ce2" office:value-type="time" office:time-value="PT09H44M02S" calcext:value-type="time">
            <text:p>09:44:02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4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644223452438" calcext:value-type="float">
            <text:p>1644223452438</text:p>
          </table:table-cell>
          <table:table-cell table:style-name="ce2" office:value-type="time" office:time-value="PT09H44M12S" calcext:value-type="time">
            <text:p>09:44:12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5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644223462438" calcext:value-type="float">
            <text:p>1644223462438</text:p>
          </table:table-cell>
          <table:table-cell table:style-name="ce2" office:value-type="time" office:time-value="PT09H44M22S" calcext:value-type="time">
            <text:p>09:44:22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3472457" calcext:value-type="float">
            <text:p>1644223472457</text:p>
          </table:table-cell>
          <table:table-cell table:style-name="ce2" office:value-type="time" office:time-value="PT09H44M32S" calcext:value-type="time">
            <text:p>09:44:32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7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3482463" calcext:value-type="float">
            <text:p>1644223482463</text:p>
          </table:table-cell>
          <table:table-cell table:style-name="ce2" office:value-type="time" office:time-value="PT09H44M42S" calcext:value-type="time">
            <text:p>09:44:4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8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3492463" calcext:value-type="float">
            <text:p>1644223492463</text:p>
          </table:table-cell>
          <table:table-cell table:style-name="ce2" office:value-type="time" office:time-value="PT09H44M52S" calcext:value-type="time">
            <text:p>09:44:5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4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3502463" calcext:value-type="float">
            <text:p>1644223502463</text:p>
          </table:table-cell>
          <table:table-cell table:style-name="ce2" office:value-type="time" office:time-value="PT09H45M02S" calcext:value-type="time">
            <text:p>09:45:02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3512463" calcext:value-type="float">
            <text:p>1644223512463</text:p>
          </table:table-cell>
          <table:table-cell table:style-name="ce2" office:value-type="time" office:time-value="PT09H45M12S" calcext:value-type="time">
            <text:p>09:45:12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1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3522463" calcext:value-type="float">
            <text:p>1644223522463</text:p>
          </table:table-cell>
          <table:table-cell table:style-name="ce2" office:value-type="time" office:time-value="PT09H45M22S" calcext:value-type="time">
            <text:p>09:45:22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2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3532472" calcext:value-type="float">
            <text:p>1644223532472</text:p>
          </table:table-cell>
          <table:table-cell table:style-name="ce2" office:value-type="time" office:time-value="PT09H45M32S" calcext:value-type="time">
            <text:p>09:45:3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3541775" calcext:value-type="float">
            <text:p>1644223541775</text:p>
          </table:table-cell>
          <table:table-cell table:style-name="ce2" office:value-type="time" office:time-value="PT09H45M42S" calcext:value-type="time">
            <text:p>09:45:4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4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3551775" calcext:value-type="float">
            <text:p>1644223551775</text:p>
          </table:table-cell>
          <table:table-cell table:style-name="ce2" office:value-type="time" office:time-value="PT09H45M52S" calcext:value-type="time">
            <text:p>09:45:5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5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3561775" calcext:value-type="float">
            <text:p>1644223561775</text:p>
          </table:table-cell>
          <table:table-cell table:style-name="ce2" office:value-type="time" office:time-value="PT09H46M02S" calcext:value-type="time">
            <text:p>09:46: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3571775" calcext:value-type="float">
            <text:p>1644223571775</text:p>
          </table:table-cell>
          <table:table-cell table:style-name="ce2" office:value-type="time" office:time-value="PT09H46M12S" calcext:value-type="time">
            <text:p>09:46:12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7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3581775" calcext:value-type="float">
            <text:p>1644223581775</text:p>
          </table:table-cell>
          <table:table-cell table:style-name="ce2" office:value-type="time" office:time-value="PT09H46M22S" calcext:value-type="time">
            <text:p>09:46:2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8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3591775" calcext:value-type="float">
            <text:p>1644223591775</text:p>
          </table:table-cell>
          <table:table-cell table:style-name="ce2" office:value-type="time" office:time-value="PT09H46M32S" calcext:value-type="time">
            <text:p>09:46:32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1:5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3601775" calcext:value-type="float">
            <text:p>1644223601775</text:p>
          </table:table-cell>
          <table:table-cell table:style-name="ce2" office:value-type="time" office:time-value="PT09H46M42S" calcext:value-type="time">
            <text:p>09:46:42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3611775" calcext:value-type="float">
            <text:p>1644223611775</text:p>
          </table:table-cell>
          <table:table-cell table:style-name="ce2" office:value-type="time" office:time-value="PT09H46M52S" calcext:value-type="time">
            <text:p>09:46:52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3621775" calcext:value-type="float">
            <text:p>1644223621775</text:p>
          </table:table-cell>
          <table:table-cell table:style-name="ce2" office:value-type="time" office:time-value="PT09H47M02S" calcext:value-type="time">
            <text:p>09:47: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2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3631775" calcext:value-type="float">
            <text:p>1644223631775</text:p>
          </table:table-cell>
          <table:table-cell table:style-name="ce2" office:value-type="time" office:time-value="PT09H47M12S" calcext:value-type="time">
            <text:p>09:47: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3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3641775" calcext:value-type="float">
            <text:p>1644223641775</text:p>
          </table:table-cell>
          <table:table-cell table:style-name="ce2" office:value-type="time" office:time-value="PT09H47M22S" calcext:value-type="time">
            <text:p>09:47:22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3651775" calcext:value-type="float">
            <text:p>1644223651775</text:p>
          </table:table-cell>
          <table:table-cell table:style-name="ce2" office:value-type="time" office:time-value="PT09H47M32S" calcext:value-type="time">
            <text:p>09:47:3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3661775" calcext:value-type="float">
            <text:p>1644223661775</text:p>
          </table:table-cell>
          <table:table-cell table:style-name="ce2" office:value-type="time" office:time-value="PT09H47M42S" calcext:value-type="time">
            <text:p>09:47:42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3671775" calcext:value-type="float">
            <text:p>1644223671775</text:p>
          </table:table-cell>
          <table:table-cell table:style-name="ce2" office:value-type="time" office:time-value="PT09H47M52S" calcext:value-type="time">
            <text:p>09:47:52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7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44223681775" calcext:value-type="float">
            <text:p>1644223681775</text:p>
          </table:table-cell>
          <table:table-cell table:style-name="ce2" office:value-type="time" office:time-value="PT09H48M02S" calcext:value-type="time">
            <text:p>09:48:02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8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44223691775" calcext:value-type="float">
            <text:p>1644223691775</text:p>
          </table:table-cell>
          <table:table-cell table:style-name="ce2" office:value-type="time" office:time-value="PT09H48M12S" calcext:value-type="time">
            <text:p>09:48:1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09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44223701775" calcext:value-type="float">
            <text:p>1644223701775</text:p>
          </table:table-cell>
          <table:table-cell table:style-name="ce2" office:value-type="time" office:time-value="PT09H48M22S" calcext:value-type="time">
            <text:p>09:48:2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1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44223711775" calcext:value-type="float">
            <text:p>1644223711775</text:p>
          </table:table-cell>
          <table:table-cell table:style-name="ce2" office:value-type="time" office:time-value="PT09H48M32S" calcext:value-type="time">
            <text:p>09:48:32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11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644223721775" calcext:value-type="float">
            <text:p>1644223721775</text:p>
          </table:table-cell>
          <table:table-cell table:style-name="ce2" office:value-type="time" office:time-value="PT09H48M42S" calcext:value-type="time">
            <text:p>09:48:4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12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44223731775" calcext:value-type="float">
            <text:p>1644223731775</text:p>
          </table:table-cell>
          <table:table-cell table:style-name="ce2" office:value-type="time" office:time-value="PT09H48M52S" calcext:value-type="time">
            <text:p>09:48:5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14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44223741775" calcext:value-type="float">
            <text:p>1644223741775</text:p>
          </table:table-cell>
          <table:table-cell table:style-name="ce2" office:value-type="time" office:time-value="PT09H49M02S" calcext:value-type="time">
            <text:p>09:49:02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1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3751775" calcext:value-type="float">
            <text:p>1644223751775</text:p>
          </table:table-cell>
          <table:table-cell table:style-name="ce2" office:value-type="time" office:time-value="PT09H49M12S" calcext:value-type="time">
            <text:p>09:49:12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16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44223761775" calcext:value-type="float">
            <text:p>1644223761775</text:p>
          </table:table-cell>
          <table:table-cell table:style-name="ce2" office:value-type="time" office:time-value="PT09H49M22S" calcext:value-type="time">
            <text:p>09:49:2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17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44223771775" calcext:value-type="float">
            <text:p>1644223771775</text:p>
          </table:table-cell>
          <table:table-cell table:style-name="ce2" office:value-type="time" office:time-value="PT09H49M32S" calcext:value-type="time">
            <text:p>09:49:32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18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44223781775" calcext:value-type="float">
            <text:p>1644223781775</text:p>
          </table:table-cell>
          <table:table-cell table:style-name="ce2" office:value-type="time" office:time-value="PT09H49M42S" calcext:value-type="time">
            <text:p>09:49:42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19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44223791775" calcext:value-type="float">
            <text:p>1644223791775</text:p>
          </table:table-cell>
          <table:table-cell table:style-name="ce2" office:value-type="time" office:time-value="PT09H49M52S" calcext:value-type="time">
            <text:p>09:49:52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644223801775" calcext:value-type="float">
            <text:p>1644223801775</text:p>
          </table:table-cell>
          <table:table-cell table:style-name="ce2" office:value-type="time" office:time-value="PT09H50M02S" calcext:value-type="time">
            <text:p>09:50:02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1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44223811775" calcext:value-type="float">
            <text:p>1644223811775</text:p>
          </table:table-cell>
          <table:table-cell table:style-name="ce2" office:value-type="time" office:time-value="PT09H50M12S" calcext:value-type="time">
            <text:p>09:50:12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2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3821775" calcext:value-type="float">
            <text:p>1644223821775</text:p>
          </table:table-cell>
          <table:table-cell table:style-name="ce2" office:value-type="time" office:time-value="PT09H50M22S" calcext:value-type="time">
            <text:p>09:50:22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3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3831775" calcext:value-type="float">
            <text:p>1644223831775</text:p>
          </table:table-cell>
          <table:table-cell table:style-name="ce2" office:value-type="time" office:time-value="PT09H50M32S" calcext:value-type="time">
            <text:p>09:50:3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4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3841775" calcext:value-type="float">
            <text:p>1644223841775</text:p>
          </table:table-cell>
          <table:table-cell table:style-name="ce2" office:value-type="time" office:time-value="PT09H50M42S" calcext:value-type="time">
            <text:p>09:50:4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3851775" calcext:value-type="float">
            <text:p>1644223851775</text:p>
          </table:table-cell>
          <table:table-cell table:style-name="ce2" office:value-type="time" office:time-value="PT09H50M52S" calcext:value-type="time">
            <text:p>09:50:5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6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3861775" calcext:value-type="float">
            <text:p>1644223861775</text:p>
          </table:table-cell>
          <table:table-cell table:style-name="ce2" office:value-type="time" office:time-value="PT09H51M02S" calcext:value-type="time">
            <text:p>09:51:02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3871775" calcext:value-type="float">
            <text:p>1644223871775</text:p>
          </table:table-cell>
          <table:table-cell table:style-name="ce2" office:value-type="time" office:time-value="PT09H51M12S" calcext:value-type="time">
            <text:p>09:51:12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3871775" calcext:value-type="float">
            <text:p>1644223871775</text:p>
          </table:table-cell>
          <table:table-cell table:style-name="ce2" office:value-type="time" office:time-value="PT09H51M22S" calcext:value-type="time">
            <text:p>09:51:22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2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3881775" calcext:value-type="float">
            <text:p>1644223881775</text:p>
          </table:table-cell>
          <table:table-cell table:style-name="ce2" office:value-type="time" office:time-value="PT09H51M32S" calcext:value-type="time">
            <text:p>09:51:32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644223891775" calcext:value-type="float">
            <text:p>1644223891775</text:p>
          </table:table-cell>
          <table:table-cell table:style-name="ce2" office:value-type="time" office:time-value="PT09H51M42S" calcext:value-type="time">
            <text:p>09:51:42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1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3901775" calcext:value-type="float">
            <text:p>1644223901775</text:p>
          </table:table-cell>
          <table:table-cell table:style-name="ce2" office:value-type="time" office:time-value="PT09H51M52S" calcext:value-type="time">
            <text:p>09:51:52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2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3911776" calcext:value-type="float">
            <text:p>1644223911776</text:p>
          </table:table-cell>
          <table:table-cell table:style-name="ce2" office:value-type="time" office:time-value="PT09H52M02S" calcext:value-type="time">
            <text:p>09:52:02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3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3921776" calcext:value-type="float">
            <text:p>1644223921776</text:p>
          </table:table-cell>
          <table:table-cell table:style-name="ce2" office:value-type="time" office:time-value="PT09H52M12S" calcext:value-type="time">
            <text:p>09:52:12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4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3931776" calcext:value-type="float">
            <text:p>1644223931776</text:p>
          </table:table-cell>
          <table:table-cell table:style-name="ce2" office:value-type="time" office:time-value="PT09H52M22S" calcext:value-type="time">
            <text:p>09:52:22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3941776" calcext:value-type="float">
            <text:p>1644223941776</text:p>
          </table:table-cell>
          <table:table-cell table:style-name="ce2" office:value-type="time" office:time-value="PT09H52M32S" calcext:value-type="time">
            <text:p>09:52:3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6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3951776" calcext:value-type="float">
            <text:p>1644223951776</text:p>
          </table:table-cell>
          <table:table-cell table:style-name="ce2" office:value-type="time" office:time-value="PT09H52M42S" calcext:value-type="time">
            <text:p>09:52:42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7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3961776" calcext:value-type="float">
            <text:p>1644223961776</text:p>
          </table:table-cell>
          <table:table-cell table:style-name="ce2" office:value-type="time" office:time-value="PT09H52M52S" calcext:value-type="time">
            <text:p>09:52:52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3971776" calcext:value-type="float">
            <text:p>1644223971776</text:p>
          </table:table-cell>
          <table:table-cell table:style-name="ce2" office:value-type="time" office:time-value="PT09H53M02S" calcext:value-type="time">
            <text:p>09:53:0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39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3981776" calcext:value-type="float">
            <text:p>1644223981776</text:p>
          </table:table-cell>
          <table:table-cell table:style-name="ce2" office:value-type="time" office:time-value="PT09H53M12S" calcext:value-type="time">
            <text:p>09:53:1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3991776" calcext:value-type="float">
            <text:p>1644223991776</text:p>
          </table:table-cell>
          <table:table-cell table:style-name="ce2" office:value-type="time" office:time-value="PT09H53M22S" calcext:value-type="time">
            <text:p>09:53:22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1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001776" calcext:value-type="float">
            <text:p>1644224001776</text:p>
          </table:table-cell>
          <table:table-cell table:style-name="ce2" office:value-type="time" office:time-value="PT09H53M32S" calcext:value-type="time">
            <text:p>09:53:32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2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011776" calcext:value-type="float">
            <text:p>1644224011776</text:p>
          </table:table-cell>
          <table:table-cell table:style-name="ce2" office:value-type="time" office:time-value="PT09H53M42S" calcext:value-type="time">
            <text:p>09:53:42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3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021776" calcext:value-type="float">
            <text:p>1644224021776</text:p>
          </table:table-cell>
          <table:table-cell table:style-name="ce2" office:value-type="time" office:time-value="PT09H53M52S" calcext:value-type="time">
            <text:p>09:53:5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031776" calcext:value-type="float">
            <text:p>1644224031776</text:p>
          </table:table-cell>
          <table:table-cell table:style-name="ce2" office:value-type="time" office:time-value="PT09H54M02S" calcext:value-type="time">
            <text:p>09:54:0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041776" calcext:value-type="float">
            <text:p>1644224041776</text:p>
          </table:table-cell>
          <table:table-cell table:style-name="ce2" office:value-type="time" office:time-value="PT09H54M12S" calcext:value-type="time">
            <text:p>09:54:1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051776" calcext:value-type="float">
            <text:p>1644224051776</text:p>
          </table:table-cell>
          <table:table-cell table:style-name="ce2" office:value-type="time" office:time-value="PT09H54M22S" calcext:value-type="time">
            <text:p>09:54:22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7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061776" calcext:value-type="float">
            <text:p>1644224061776</text:p>
          </table:table-cell>
          <table:table-cell table:style-name="ce2" office:value-type="time" office:time-value="PT09H54M32S" calcext:value-type="time">
            <text:p>09:54:32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8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071776" calcext:value-type="float">
            <text:p>1644224071776</text:p>
          </table:table-cell>
          <table:table-cell table:style-name="ce2" office:value-type="time" office:time-value="PT09H54M42S" calcext:value-type="time">
            <text:p>09:54:42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49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081776" calcext:value-type="float">
            <text:p>1644224081776</text:p>
          </table:table-cell>
          <table:table-cell table:style-name="ce2" office:value-type="time" office:time-value="PT09H54M52S" calcext:value-type="time">
            <text:p>09:54:52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091776" calcext:value-type="float">
            <text:p>1644224091776</text:p>
          </table:table-cell>
          <table:table-cell table:style-name="ce2" office:value-type="time" office:time-value="PT09H55M02S" calcext:value-type="time">
            <text:p>09:55:02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1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101776" calcext:value-type="float">
            <text:p>1644224101776</text:p>
          </table:table-cell>
          <table:table-cell table:style-name="ce2" office:value-type="time" office:time-value="PT09H55M12S" calcext:value-type="time">
            <text:p>09:55:12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2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111776" calcext:value-type="float">
            <text:p>1644224111776</text:p>
          </table:table-cell>
          <table:table-cell table:style-name="ce2" office:value-type="time" office:time-value="PT09H55M22S" calcext:value-type="time">
            <text:p>09:55:22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3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121776" calcext:value-type="float">
            <text:p>1644224121776</text:p>
          </table:table-cell>
          <table:table-cell table:style-name="ce2" office:value-type="time" office:time-value="PT09H55M32S" calcext:value-type="time">
            <text:p>09:55:3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4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131764" calcext:value-type="float">
            <text:p>1644224131764</text:p>
          </table:table-cell>
          <table:table-cell table:style-name="ce2" office:value-type="time" office:time-value="PT09H55M42S" calcext:value-type="time">
            <text:p>09:55:42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141765" calcext:value-type="float">
            <text:p>1644224141765</text:p>
          </table:table-cell>
          <table:table-cell table:style-name="ce2" office:value-type="time" office:time-value="PT09H55M52S" calcext:value-type="time">
            <text:p>09:55:5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6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151765" calcext:value-type="float">
            <text:p>1644224151765</text:p>
          </table:table-cell>
          <table:table-cell table:style-name="ce2" office:value-type="time" office:time-value="PT09H56M02S" calcext:value-type="time">
            <text:p>09:56:02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7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161765" calcext:value-type="float">
            <text:p>1644224161765</text:p>
          </table:table-cell>
          <table:table-cell table:style-name="ce2" office:value-type="time" office:time-value="PT09H56M12S" calcext:value-type="time">
            <text:p>09:56:1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171765" calcext:value-type="float">
            <text:p>1644224171765</text:p>
          </table:table-cell>
          <table:table-cell table:style-name="ce2" office:value-type="time" office:time-value="PT09H56M22S" calcext:value-type="time">
            <text:p>09:56:22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2:59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181765" calcext:value-type="float">
            <text:p>1644224181765</text:p>
          </table:table-cell>
          <table:table-cell table:style-name="ce2" office:value-type="time" office:time-value="PT09H56M32S" calcext:value-type="time">
            <text:p>09:56:32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191765" calcext:value-type="float">
            <text:p>1644224191765</text:p>
          </table:table-cell>
          <table:table-cell table:style-name="ce2" office:value-type="time" office:time-value="PT09H56M42S" calcext:value-type="time">
            <text:p>09:56:42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1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201765" calcext:value-type="float">
            <text:p>1644224201765</text:p>
          </table:table-cell>
          <table:table-cell table:style-name="ce2" office:value-type="time" office:time-value="PT09H56M52S" calcext:value-type="time">
            <text:p>09:56:52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2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4211765" calcext:value-type="float">
            <text:p>1644224211765</text:p>
          </table:table-cell>
          <table:table-cell table:style-name="ce2" office:value-type="time" office:time-value="PT09H57M02S" calcext:value-type="time">
            <text:p>09:57:02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3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4221765" calcext:value-type="float">
            <text:p>1644224221765</text:p>
          </table:table-cell>
          <table:table-cell table:style-name="ce2" office:value-type="time" office:time-value="PT09H57M12S" calcext:value-type="time">
            <text:p>09:57:12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4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4231765" calcext:value-type="float">
            <text:p>1644224231765</text:p>
          </table:table-cell>
          <table:table-cell table:style-name="ce2" office:value-type="time" office:time-value="PT09H57M22S" calcext:value-type="time">
            <text:p>09:57:22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5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4241765" calcext:value-type="float">
            <text:p>1644224241765</text:p>
          </table:table-cell>
          <table:table-cell table:style-name="ce2" office:value-type="time" office:time-value="PT09H57M32S" calcext:value-type="time">
            <text:p>09:57:32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6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4251765" calcext:value-type="float">
            <text:p>1644224251765</text:p>
          </table:table-cell>
          <table:table-cell table:style-name="ce2" office:value-type="time" office:time-value="PT09H57M42S" calcext:value-type="time">
            <text:p>09:57:42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7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261765" calcext:value-type="float">
            <text:p>1644224261765</text:p>
          </table:table-cell>
          <table:table-cell table:style-name="ce2" office:value-type="time" office:time-value="PT09H57M52S" calcext:value-type="time">
            <text:p>09:57:52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271765" calcext:value-type="float">
            <text:p>1644224271765</text:p>
          </table:table-cell>
          <table:table-cell table:style-name="ce2" office:value-type="time" office:time-value="PT09H58M02S" calcext:value-type="time">
            <text:p>09:58:02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09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281765" calcext:value-type="float">
            <text:p>1644224281765</text:p>
          </table:table-cell>
          <table:table-cell table:style-name="ce2" office:value-type="time" office:time-value="PT09H58M12S" calcext:value-type="time">
            <text:p>09:58:12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1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291765" calcext:value-type="float">
            <text:p>1644224291765</text:p>
          </table:table-cell>
          <table:table-cell table:style-name="ce2" office:value-type="time" office:time-value="PT09H58M22S" calcext:value-type="time">
            <text:p>09:58:22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12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301765" calcext:value-type="float">
            <text:p>1644224301765</text:p>
          </table:table-cell>
          <table:table-cell table:style-name="ce2" office:value-type="time" office:time-value="PT09H58M32S" calcext:value-type="time">
            <text:p>09:58:3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13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311765" calcext:value-type="float">
            <text:p>1644224311765</text:p>
          </table:table-cell>
          <table:table-cell table:style-name="ce2" office:value-type="time" office:time-value="PT09H58M42S" calcext:value-type="time">
            <text:p>09:58:42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1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321765" calcext:value-type="float">
            <text:p>1644224321765</text:p>
          </table:table-cell>
          <table:table-cell table:style-name="ce2" office:value-type="time" office:time-value="PT09H58M52S" calcext:value-type="time">
            <text:p>09:58:52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1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331765" calcext:value-type="float">
            <text:p>1644224331765</text:p>
          </table:table-cell>
          <table:table-cell table:style-name="ce2" office:value-type="time" office:time-value="PT09H59M02S" calcext:value-type="time">
            <text:p>09:59:02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1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341765" calcext:value-type="float">
            <text:p>1644224341765</text:p>
          </table:table-cell>
          <table:table-cell table:style-name="ce2" office:value-type="time" office:time-value="PT09H59M12S" calcext:value-type="time">
            <text:p>09:59:12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17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351765" calcext:value-type="float">
            <text:p>1644224351765</text:p>
          </table:table-cell>
          <table:table-cell table:style-name="ce2" office:value-type="time" office:time-value="PT09H59M22S" calcext:value-type="time">
            <text:p>09:59:22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18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4361765" calcext:value-type="float">
            <text:p>1644224361765</text:p>
          </table:table-cell>
          <table:table-cell table:style-name="ce2" office:value-type="time" office:time-value="PT09H59M32S" calcext:value-type="time">
            <text:p>09:59:32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19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4371765" calcext:value-type="float">
            <text:p>1644224371765</text:p>
          </table:table-cell>
          <table:table-cell table:style-name="ce2" office:value-type="time" office:time-value="PT09H59M42S" calcext:value-type="time">
            <text:p>09:59:42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0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4381765" calcext:value-type="float">
            <text:p>1644224381765</text:p>
          </table:table-cell>
          <table:table-cell table:style-name="ce2" office:value-type="time" office:time-value="PT09H59M52S" calcext:value-type="time">
            <text:p>09:59:5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1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4391765" calcext:value-type="float">
            <text:p>1644224391765</text:p>
          </table:table-cell>
          <table:table-cell table:style-name="ce2" office:value-type="time" office:time-value="PT10H00M02S" calcext:value-type="time">
            <text:p>10:00:02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44224401765" calcext:value-type="float">
            <text:p>1644224401765</text:p>
          </table:table-cell>
          <table:table-cell table:style-name="ce2" office:value-type="time" office:time-value="PT10H00M12S" calcext:value-type="time">
            <text:p>10:00:1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3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4411765" calcext:value-type="float">
            <text:p>1644224411765</text:p>
          </table:table-cell>
          <table:table-cell table:style-name="ce2" office:value-type="time" office:time-value="PT10H00M22S" calcext:value-type="time">
            <text:p>10:00:2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421765" calcext:value-type="float">
            <text:p>1644224421765</text:p>
          </table:table-cell>
          <table:table-cell table:style-name="ce2" office:value-type="time" office:time-value="PT10H00M32S" calcext:value-type="time">
            <text:p>10:00:3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5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431765" calcext:value-type="float">
            <text:p>1644224431765</text:p>
          </table:table-cell>
          <table:table-cell table:style-name="ce2" office:value-type="time" office:time-value="PT10H00M42S" calcext:value-type="time">
            <text:p>10:00:4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6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4441765" calcext:value-type="float">
            <text:p>1644224441765</text:p>
          </table:table-cell>
          <table:table-cell table:style-name="ce2" office:value-type="time" office:time-value="PT10H00M52S" calcext:value-type="time">
            <text:p>10:00:52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7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451765" calcext:value-type="float">
            <text:p>1644224451765</text:p>
          </table:table-cell>
          <table:table-cell table:style-name="ce2" office:value-type="time" office:time-value="PT10H01M02S" calcext:value-type="time">
            <text:p>10:01:02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8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461765" calcext:value-type="float">
            <text:p>1644224461765</text:p>
          </table:table-cell>
          <table:table-cell table:style-name="ce2" office:value-type="time" office:time-value="PT10H01M12S" calcext:value-type="time">
            <text:p>10:01:1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29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471765" calcext:value-type="float">
            <text:p>1644224471765</text:p>
          </table:table-cell>
          <table:table-cell table:style-name="ce2" office:value-type="time" office:time-value="PT10H01M22S" calcext:value-type="time">
            <text:p>10:01:22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481765" calcext:value-type="float">
            <text:p>1644224481765</text:p>
          </table:table-cell>
          <table:table-cell table:style-name="ce2" office:value-type="time" office:time-value="PT10H01M32S" calcext:value-type="time">
            <text:p>10:01:3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1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491765" calcext:value-type="float">
            <text:p>1644224491765</text:p>
          </table:table-cell>
          <table:table-cell table:style-name="ce2" office:value-type="time" office:time-value="PT10H01M42S" calcext:value-type="time">
            <text:p>10:01:42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2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501765" calcext:value-type="float">
            <text:p>1644224501765</text:p>
          </table:table-cell>
          <table:table-cell table:style-name="ce2" office:value-type="time" office:time-value="PT10H01M52S" calcext:value-type="time">
            <text:p>10:01:52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511765" calcext:value-type="float">
            <text:p>1644224511765</text:p>
          </table:table-cell>
          <table:table-cell table:style-name="ce2" office:value-type="time" office:time-value="PT10H02M02S" calcext:value-type="time">
            <text:p>10:02:0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4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521765" calcext:value-type="float">
            <text:p>1644224521765</text:p>
          </table:table-cell>
          <table:table-cell table:style-name="ce2" office:value-type="time" office:time-value="PT10H02M12S" calcext:value-type="time">
            <text:p>10:02:1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5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531766" calcext:value-type="float">
            <text:p>1644224531766</text:p>
          </table:table-cell>
          <table:table-cell table:style-name="ce2" office:value-type="time" office:time-value="PT10H02M22S" calcext:value-type="time">
            <text:p>10:02: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6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541766" calcext:value-type="float">
            <text:p>1644224541766</text:p>
          </table:table-cell>
          <table:table-cell table:style-name="ce2" office:value-type="time" office:time-value="PT10H02M32S" calcext:value-type="time">
            <text:p>10:02:3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7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551766" calcext:value-type="float">
            <text:p>1644224551766</text:p>
          </table:table-cell>
          <table:table-cell table:style-name="ce2" office:value-type="time" office:time-value="PT10H02M42S" calcext:value-type="time">
            <text:p>10:02:42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8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561766" calcext:value-type="float">
            <text:p>1644224561766</text:p>
          </table:table-cell>
          <table:table-cell table:style-name="ce2" office:value-type="time" office:time-value="PT10H02M52S" calcext:value-type="time">
            <text:p>10:02:52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39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571766" calcext:value-type="float">
            <text:p>1644224571766</text:p>
          </table:table-cell>
          <table:table-cell table:style-name="ce2" office:value-type="time" office:time-value="PT10H03M02S" calcext:value-type="time">
            <text:p>10:03:0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581766" calcext:value-type="float">
            <text:p>1644224581766</text:p>
          </table:table-cell>
          <table:table-cell table:style-name="ce2" office:value-type="time" office:time-value="PT10H03M12S" calcext:value-type="time">
            <text:p>10:03:12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1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591766" calcext:value-type="float">
            <text:p>1644224591766</text:p>
          </table:table-cell>
          <table:table-cell table:style-name="ce2" office:value-type="time" office:time-value="PT10H03M22S" calcext:value-type="time">
            <text:p>10:03:22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2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601766" calcext:value-type="float">
            <text:p>1644224601766</text:p>
          </table:table-cell>
          <table:table-cell table:style-name="ce2" office:value-type="time" office:time-value="PT10H03M32S" calcext:value-type="time">
            <text:p>10:03:3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3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611766" calcext:value-type="float">
            <text:p>1644224611766</text:p>
          </table:table-cell>
          <table:table-cell table:style-name="ce2" office:value-type="time" office:time-value="PT10H03M41.999999999S" calcext:value-type="time">
            <text:p>10:03:4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4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621766" calcext:value-type="float">
            <text:p>1644224621766</text:p>
          </table:table-cell>
          <table:table-cell table:style-name="ce2" office:value-type="time" office:time-value="PT10H03M51.999999999S" calcext:value-type="time">
            <text:p>10:03:51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5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631766" calcext:value-type="float">
            <text:p>1644224631766</text:p>
          </table:table-cell>
          <table:table-cell table:style-name="ce2" office:value-type="time" office:time-value="PT10H04M01.999999999S" calcext:value-type="time">
            <text:p>10:04:0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6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4641766" calcext:value-type="float">
            <text:p>1644224641766</text:p>
          </table:table-cell>
          <table:table-cell table:style-name="ce2" office:value-type="time" office:time-value="PT10H04M11.999999999S" calcext:value-type="time">
            <text:p>10:04:1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7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651766" calcext:value-type="float">
            <text:p>1644224651766</text:p>
          </table:table-cell>
          <table:table-cell table:style-name="ce2" office:value-type="time" office:time-value="PT10H04M21.999999999S" calcext:value-type="time">
            <text:p>10:04:21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8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4661766" calcext:value-type="float">
            <text:p>1644224661766</text:p>
          </table:table-cell>
          <table:table-cell table:style-name="ce2" office:value-type="time" office:time-value="PT10H04M31.999999999S" calcext:value-type="time">
            <text:p>10:04:3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49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671766" calcext:value-type="float">
            <text:p>1644224671766</text:p>
          </table:table-cell>
          <table:table-cell table:style-name="ce2" office:value-type="time" office:time-value="PT10H04M41.999999999S" calcext:value-type="time">
            <text:p>10:04:4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681766" calcext:value-type="float">
            <text:p>1644224681766</text:p>
          </table:table-cell>
          <table:table-cell table:style-name="ce2" office:value-type="time" office:time-value="PT10H04M51.999999999S" calcext:value-type="time">
            <text:p>10:04:51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51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4691766" calcext:value-type="float">
            <text:p>1644224691766</text:p>
          </table:table-cell>
          <table:table-cell table:style-name="ce2" office:value-type="time" office:time-value="PT10H05M01.999999999S" calcext:value-type="time">
            <text:p>10:05:01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43:52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4701766" calcext:value-type="float">
            <text:p>1644224701766</text:p>
          </table:table-cell>
          <table:table-cell table:style-name="ce2" office:value-type="time" office:time-value="PT10H05M11.999999999S" calcext:value-type="time">
            <text:p>10:05: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3:53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4711766" calcext:value-type="float">
            <text:p>1644224711766</text:p>
          </table:table-cell>
          <table:table-cell table:style-name="ce2" office:value-type="time" office:time-value="PT10H05M21.999999999S" calcext:value-type="time">
            <text:p>10:05:2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3:54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4721766" calcext:value-type="float">
            <text:p>1644224721766</text:p>
          </table:table-cell>
          <table:table-cell table:style-name="ce2" office:value-type="time" office:time-value="PT10H05M31.999999999S" calcext:value-type="time">
            <text:p>10:05:3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3:5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4732511" calcext:value-type="float">
            <text:p>1644224732511</text:p>
          </table:table-cell>
          <table:table-cell table:style-name="ce2" office:value-type="time" office:time-value="PT10H05M41.999999999S" calcext:value-type="time">
            <text:p>10:05:4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3:56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4742511" calcext:value-type="float">
            <text:p>1644224742511</text:p>
          </table:table-cell>
          <table:table-cell table:style-name="ce2" office:value-type="time" office:time-value="PT10H05M51.999999999S" calcext:value-type="time">
            <text:p>10:05:5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3:57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4752511" calcext:value-type="float">
            <text:p>1644224752511</text:p>
          </table:table-cell>
          <table:table-cell table:style-name="ce2" office:value-type="time" office:time-value="PT10H06M01.999999999S" calcext:value-type="time">
            <text:p>10:06:0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3:59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762511" calcext:value-type="float">
            <text:p>1644224762511</text:p>
          </table:table-cell>
          <table:table-cell table:style-name="ce2" office:value-type="time" office:time-value="PT10H06M11.999999999S" calcext:value-type="time">
            <text:p>10:06:1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772511" calcext:value-type="float">
            <text:p>1644224772511</text:p>
          </table:table-cell>
          <table:table-cell table:style-name="ce2" office:value-type="time" office:time-value="PT10H06M21.999999999S" calcext:value-type="time">
            <text:p>10:06: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1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782511" calcext:value-type="float">
            <text:p>1644224782511</text:p>
          </table:table-cell>
          <table:table-cell table:style-name="ce2" office:value-type="time" office:time-value="PT10H06M31.999999999S" calcext:value-type="time">
            <text:p>10:06: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792511" calcext:value-type="float">
            <text:p>1644224792511</text:p>
          </table:table-cell>
          <table:table-cell table:style-name="ce2" office:value-type="time" office:time-value="PT10H06M41.999999999S" calcext:value-type="time">
            <text:p>10:06:4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802511" calcext:value-type="float">
            <text:p>1644224802511</text:p>
          </table:table-cell>
          <table:table-cell table:style-name="ce2" office:value-type="time" office:time-value="PT10H06M51.999999999S" calcext:value-type="time">
            <text:p>10:06:5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4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812511" calcext:value-type="float">
            <text:p>1644224812511</text:p>
          </table:table-cell>
          <table:table-cell table:style-name="ce2" office:value-type="time" office:time-value="PT10H07M01.999999999S" calcext:value-type="time">
            <text:p>10:07:0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5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822511" calcext:value-type="float">
            <text:p>1644224822511</text:p>
          </table:table-cell>
          <table:table-cell table:style-name="ce2" office:value-type="time" office:time-value="PT10H07M11.999999999S" calcext:value-type="time">
            <text:p>10:07:1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6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4832511" calcext:value-type="float">
            <text:p>1644224832511</text:p>
          </table:table-cell>
          <table:table-cell table:style-name="ce2" office:value-type="time" office:time-value="PT10H07M21.999999999S" calcext:value-type="time">
            <text:p>10:07: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7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842511" calcext:value-type="float">
            <text:p>1644224842511</text:p>
          </table:table-cell>
          <table:table-cell table:style-name="ce2" office:value-type="time" office:time-value="PT10H07M31.999999999S" calcext:value-type="time">
            <text:p>10:07: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852512" calcext:value-type="float">
            <text:p>1644224852512</text:p>
          </table:table-cell>
          <table:table-cell table:style-name="ce2" office:value-type="time" office:time-value="PT10H07M41.999999999S" calcext:value-type="time">
            <text:p>10:07:4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0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4862512" calcext:value-type="float">
            <text:p>1644224862512</text:p>
          </table:table-cell>
          <table:table-cell table:style-name="ce2" office:value-type="time" office:time-value="PT10H07M51.999999999S" calcext:value-type="time">
            <text:p>10:07:5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4872512" calcext:value-type="float">
            <text:p>1644224872512</text:p>
          </table:table-cell>
          <table:table-cell table:style-name="ce2" office:value-type="time" office:time-value="PT10H08M01.999999999S" calcext:value-type="time">
            <text:p>10:08: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1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882512" calcext:value-type="float">
            <text:p>1644224882512</text:p>
          </table:table-cell>
          <table:table-cell table:style-name="ce2" office:value-type="time" office:time-value="PT10H08M11.999999999S" calcext:value-type="time">
            <text:p>10:08: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2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892512" calcext:value-type="float">
            <text:p>1644224892512</text:p>
          </table:table-cell>
          <table:table-cell table:style-name="ce2" office:value-type="time" office:time-value="PT10H08M21.999999999S" calcext:value-type="time">
            <text:p>10:08: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3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902512" calcext:value-type="float">
            <text:p>1644224902512</text:p>
          </table:table-cell>
          <table:table-cell table:style-name="ce2" office:value-type="time" office:time-value="PT10H08M31.999999999S" calcext:value-type="time">
            <text:p>10:08:3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4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912512" calcext:value-type="float">
            <text:p>1644224912512</text:p>
          </table:table-cell>
          <table:table-cell table:style-name="ce2" office:value-type="time" office:time-value="PT10H08M41.999999999S" calcext:value-type="time">
            <text:p>10:08:4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922512" calcext:value-type="float">
            <text:p>1644224922512</text:p>
          </table:table-cell>
          <table:table-cell table:style-name="ce2" office:value-type="time" office:time-value="PT10H08M51.999999999S" calcext:value-type="time">
            <text:p>10:08:5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6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4932512" calcext:value-type="float">
            <text:p>1644224932512</text:p>
          </table:table-cell>
          <table:table-cell table:style-name="ce2" office:value-type="time" office:time-value="PT10H09M01.999999999S" calcext:value-type="time">
            <text:p>10:09:0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4942512" calcext:value-type="float">
            <text:p>1644224942512</text:p>
          </table:table-cell>
          <table:table-cell table:style-name="ce2" office:value-type="time" office:time-value="PT10H09M11.999999999S" calcext:value-type="time">
            <text:p>10:09:1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8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4952451" calcext:value-type="float">
            <text:p>1644224952451</text:p>
          </table:table-cell>
          <table:table-cell table:style-name="ce2" office:value-type="time" office:time-value="PT10H09M21.999999999S" calcext:value-type="time">
            <text:p>10:09: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19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4962451" calcext:value-type="float">
            <text:p>1644224962451</text:p>
          </table:table-cell>
          <table:table-cell table:style-name="ce2" office:value-type="time" office:time-value="PT10H09M31.999999999S" calcext:value-type="time">
            <text:p>10:09:3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4972451" calcext:value-type="float">
            <text:p>1644224972451</text:p>
          </table:table-cell>
          <table:table-cell table:style-name="ce2" office:value-type="time" office:time-value="PT10H09M41.999999999S" calcext:value-type="time">
            <text:p>10:09:4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4981825" calcext:value-type="float">
            <text:p>1644224981825</text:p>
          </table:table-cell>
          <table:table-cell table:style-name="ce2" office:value-type="time" office:time-value="PT10H09M51.999999999S" calcext:value-type="time">
            <text:p>10:09:5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2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4991825" calcext:value-type="float">
            <text:p>1644224991825</text:p>
          </table:table-cell>
          <table:table-cell table:style-name="ce2" office:value-type="time" office:time-value="PT10H10M01.999999999S" calcext:value-type="time">
            <text:p>10:10:0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3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5001825" calcext:value-type="float">
            <text:p>1644225001825</text:p>
          </table:table-cell>
          <table:table-cell table:style-name="ce2" office:value-type="time" office:time-value="PT10H10M11.999999999S" calcext:value-type="time">
            <text:p>10:10:1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4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5011825" calcext:value-type="float">
            <text:p>1644225011825</text:p>
          </table:table-cell>
          <table:table-cell table:style-name="ce2" office:value-type="time" office:time-value="PT10H10M21.999999999S" calcext:value-type="time">
            <text:p>10:10:2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5021825" calcext:value-type="float">
            <text:p>1644225021825</text:p>
          </table:table-cell>
          <table:table-cell table:style-name="ce2" office:value-type="time" office:time-value="PT10H10M31.999999999S" calcext:value-type="time">
            <text:p>10:10:3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6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5031825" calcext:value-type="float">
            <text:p>1644225031825</text:p>
          </table:table-cell>
          <table:table-cell table:style-name="ce2" office:value-type="time" office:time-value="PT10H10M41.999999999S" calcext:value-type="time">
            <text:p>10:10:4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7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5041825" calcext:value-type="float">
            <text:p>1644225041825</text:p>
          </table:table-cell>
          <table:table-cell table:style-name="ce2" office:value-type="time" office:time-value="PT10H10M51.999999999S" calcext:value-type="time">
            <text:p>10:10:5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5051825" calcext:value-type="float">
            <text:p>1644225051825</text:p>
          </table:table-cell>
          <table:table-cell table:style-name="ce2" office:value-type="time" office:time-value="PT10H11M01.999999999S" calcext:value-type="time">
            <text:p>10:11: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29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5061825" calcext:value-type="float">
            <text:p>1644225061825</text:p>
          </table:table-cell>
          <table:table-cell table:style-name="ce2" office:value-type="time" office:time-value="PT10H11M11.999999999S" calcext:value-type="time">
            <text:p>10:11:1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5071825" calcext:value-type="float">
            <text:p>1644225071825</text:p>
          </table:table-cell>
          <table:table-cell table:style-name="ce2" office:value-type="time" office:time-value="PT10H11M21.999999999S" calcext:value-type="time">
            <text:p>10:11:2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644225081825" calcext:value-type="float">
            <text:p>1644225081825</text:p>
          </table:table-cell>
          <table:table-cell table:style-name="ce2" office:value-type="time" office:time-value="PT10H11M31.999999999S" calcext:value-type="time">
            <text:p>10:11:3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644225091825" calcext:value-type="float">
            <text:p>1644225091825</text:p>
          </table:table-cell>
          <table:table-cell table:style-name="ce2" office:value-type="time" office:time-value="PT10H11M41.999999999S" calcext:value-type="time">
            <text:p>10:11:4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644225101825" calcext:value-type="float">
            <text:p>1644225101825</text:p>
          </table:table-cell>
          <table:table-cell table:style-name="ce2" office:value-type="time" office:time-value="PT10H11M51.999999999S" calcext:value-type="time">
            <text:p>10:11:5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4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44225111825" calcext:value-type="float">
            <text:p>1644225111825</text:p>
          </table:table-cell>
          <table:table-cell table:style-name="ce2" office:value-type="time" office:time-value="PT10H12M01.999999999S" calcext:value-type="time">
            <text:p>10:12:0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5121825" calcext:value-type="float">
            <text:p>1644225121825</text:p>
          </table:table-cell>
          <table:table-cell table:style-name="ce2" office:value-type="time" office:time-value="PT10H12M11.999999999S" calcext:value-type="time">
            <text:p>10:12:1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5131825" calcext:value-type="float">
            <text:p>1644225131825</text:p>
          </table:table-cell>
          <table:table-cell table:style-name="ce2" office:value-type="time" office:time-value="PT10H12M21.999999999S" calcext:value-type="time">
            <text:p>10:12:2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7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5141825" calcext:value-type="float">
            <text:p>1644225141825</text:p>
          </table:table-cell>
          <table:table-cell table:style-name="ce2" office:value-type="time" office:time-value="PT10H12M31.999999999S" calcext:value-type="time">
            <text:p>10:12: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8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5151825" calcext:value-type="float">
            <text:p>1644225151825</text:p>
          </table:table-cell>
          <table:table-cell table:style-name="ce2" office:value-type="time" office:time-value="PT10H12M41.999999999S" calcext:value-type="time">
            <text:p>10:12:4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39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5161825" calcext:value-type="float">
            <text:p>1644225161825</text:p>
          </table:table-cell>
          <table:table-cell table:style-name="ce2" office:value-type="time" office:time-value="PT10H12M51.999999999S" calcext:value-type="time">
            <text:p>10:12:5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41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5171825" calcext:value-type="float">
            <text:p>1644225171825</text:p>
          </table:table-cell>
          <table:table-cell table:style-name="ce2" office:value-type="time" office:time-value="PT10H13M01.999999999S" calcext:value-type="time">
            <text:p>10:13:0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42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5181825" calcext:value-type="float">
            <text:p>1644225181825</text:p>
          </table:table-cell>
          <table:table-cell table:style-name="ce2" office:value-type="time" office:time-value="PT10H13M11.999999999S" calcext:value-type="time">
            <text:p>10:13:1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43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191825" calcext:value-type="float">
            <text:p>1644225191825</text:p>
          </table:table-cell>
          <table:table-cell table:style-name="ce2" office:value-type="time" office:time-value="PT10H13M21.999999999S" calcext:value-type="time">
            <text:p>10:13: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4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5201825" calcext:value-type="float">
            <text:p>1644225201825</text:p>
          </table:table-cell>
          <table:table-cell table:style-name="ce2" office:value-type="time" office:time-value="PT10H13M31.999999999S" calcext:value-type="time">
            <text:p>10:13:3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45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211825" calcext:value-type="float">
            <text:p>1644225211825</text:p>
          </table:table-cell>
          <table:table-cell table:style-name="ce2" office:value-type="time" office:time-value="PT10H13M41.999999999S" calcext:value-type="time">
            <text:p>10:13: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46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5221825" calcext:value-type="float">
            <text:p>1644225221825</text:p>
          </table:table-cell>
          <table:table-cell table:style-name="ce2" office:value-type="time" office:time-value="PT10H13M51.999999999S" calcext:value-type="time">
            <text:p>10:13:5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47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5231826" calcext:value-type="float">
            <text:p>1644225231826</text:p>
          </table:table-cell>
          <table:table-cell table:style-name="ce2" office:value-type="time" office:time-value="PT10H14M01.999999999S" calcext:value-type="time">
            <text:p>10:14: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48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5241826" calcext:value-type="float">
            <text:p>1644225241826</text:p>
          </table:table-cell>
          <table:table-cell table:style-name="ce2" office:value-type="time" office:time-value="PT10H14M11.999999999S" calcext:value-type="time">
            <text:p>10:14:1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49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5251826" calcext:value-type="float">
            <text:p>1644225251826</text:p>
          </table:table-cell>
          <table:table-cell table:style-name="ce2" office:value-type="time" office:time-value="PT10H14M21.999999999S" calcext:value-type="time">
            <text:p>10:14:2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0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5261826" calcext:value-type="float">
            <text:p>1644225261826</text:p>
          </table:table-cell>
          <table:table-cell table:style-name="ce2" office:value-type="time" office:time-value="PT10H14M31.999999999S" calcext:value-type="time">
            <text:p>10:14:3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1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5271826" calcext:value-type="float">
            <text:p>1644225271826</text:p>
          </table:table-cell>
          <table:table-cell table:style-name="ce2" office:value-type="time" office:time-value="PT10H14M41.999999999S" calcext:value-type="time">
            <text:p>10:14:4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5281826" calcext:value-type="float">
            <text:p>1644225281826</text:p>
          </table:table-cell>
          <table:table-cell table:style-name="ce2" office:value-type="time" office:time-value="PT10H14M51.999999999S" calcext:value-type="time">
            <text:p>10:14:5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44225291826" calcext:value-type="float">
            <text:p>1644225291826</text:p>
          </table:table-cell>
          <table:table-cell table:style-name="ce2" office:value-type="time" office:time-value="PT10H15M01.999999999S" calcext:value-type="time">
            <text:p>10:15: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44225301826" calcext:value-type="float">
            <text:p>1644225301826</text:p>
          </table:table-cell>
          <table:table-cell table:style-name="ce2" office:value-type="time" office:time-value="PT10H15M11.999999999S" calcext:value-type="time">
            <text:p>10:15:1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5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311826" calcext:value-type="float">
            <text:p>1644225311826</text:p>
          </table:table-cell>
          <table:table-cell table:style-name="ce2" office:value-type="time" office:time-value="PT10H15M21.999999999S" calcext:value-type="time">
            <text:p>10:15:2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321826" calcext:value-type="float">
            <text:p>1644225321826</text:p>
          </table:table-cell>
          <table:table-cell table:style-name="ce2" office:value-type="time" office:time-value="PT10H15M31.999999999S" calcext:value-type="time">
            <text:p>10:15: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44225331826" calcext:value-type="float">
            <text:p>1644225331826</text:p>
          </table:table-cell>
          <table:table-cell table:style-name="ce2" office:value-type="time" office:time-value="PT10H15M41.999999999S" calcext:value-type="time">
            <text:p>10:15:4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8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341826" calcext:value-type="float">
            <text:p>1644225341826</text:p>
          </table:table-cell>
          <table:table-cell table:style-name="ce2" office:value-type="time" office:time-value="PT10H15M51.999999999S" calcext:value-type="time">
            <text:p>10:15:5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9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5351826" calcext:value-type="float">
            <text:p>1644225351826</text:p>
          </table:table-cell>
          <table:table-cell table:style-name="ce2" office:value-type="time" office:time-value="PT10H16M01.999999999S" calcext:value-type="time">
            <text:p>10:16:0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5361826" calcext:value-type="float">
            <text:p>1644225361826</text:p>
          </table:table-cell>
          <table:table-cell table:style-name="ce2" office:value-type="time" office:time-value="PT10H16M11.999999999S" calcext:value-type="time">
            <text:p>10:16:1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1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5371826" calcext:value-type="float">
            <text:p>1644225371826</text:p>
          </table:table-cell>
          <table:table-cell table:style-name="ce2" office:value-type="time" office:time-value="PT10H16M21.999999999S" calcext:value-type="time">
            <text:p>10:16: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2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644225381826" calcext:value-type="float">
            <text:p>1644225381826</text:p>
          </table:table-cell>
          <table:table-cell table:style-name="ce2" office:value-type="time" office:time-value="PT10H16M31.999999999S" calcext:value-type="time">
            <text:p>10:16:3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3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5391826" calcext:value-type="float">
            <text:p>1644225391826</text:p>
          </table:table-cell>
          <table:table-cell table:style-name="ce2" office:value-type="time" office:time-value="PT10H16M41.999999999S" calcext:value-type="time">
            <text:p>10:16:4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44225401826" calcext:value-type="float">
            <text:p>1644225401826</text:p>
          </table:table-cell>
          <table:table-cell table:style-name="ce2" office:value-type="time" office:time-value="PT10H16M51.999999999S" calcext:value-type="time">
            <text:p>10:16:5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5411826" calcext:value-type="float">
            <text:p>1644225411826</text:p>
          </table:table-cell>
          <table:table-cell table:style-name="ce2" office:value-type="time" office:time-value="PT10H17M01.999999999S" calcext:value-type="time">
            <text:p>10:17:0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421826" calcext:value-type="float">
            <text:p>1644225421826</text:p>
          </table:table-cell>
          <table:table-cell table:style-name="ce2" office:value-type="time" office:time-value="PT10H17M11.999999999S" calcext:value-type="time">
            <text:p>10:17:1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7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431826" calcext:value-type="float">
            <text:p>1644225431826</text:p>
          </table:table-cell>
          <table:table-cell table:style-name="ce2" office:value-type="time" office:time-value="PT10H17M21.999999999S" calcext:value-type="time">
            <text:p>10:17:2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8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5441826" calcext:value-type="float">
            <text:p>1644225441826</text:p>
          </table:table-cell>
          <table:table-cell table:style-name="ce2" office:value-type="time" office:time-value="PT10H17M31.999999999S" calcext:value-type="time">
            <text:p>10:17:3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09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451826" calcext:value-type="float">
            <text:p>1644225451826</text:p>
          </table:table-cell>
          <table:table-cell table:style-name="ce2" office:value-type="time" office:time-value="PT10H17M41.999999999S" calcext:value-type="time">
            <text:p>10:17: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1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461826" calcext:value-type="float">
            <text:p>1644225461826</text:p>
          </table:table-cell>
          <table:table-cell table:style-name="ce2" office:value-type="time" office:time-value="PT10H17M51.999999999S" calcext:value-type="time">
            <text:p>10:17: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11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5471826" calcext:value-type="float">
            <text:p>1644225471826</text:p>
          </table:table-cell>
          <table:table-cell table:style-name="ce2" office:value-type="time" office:time-value="PT10H18M01.999999999S" calcext:value-type="time">
            <text:p>10:18: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12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5481826" calcext:value-type="float">
            <text:p>1644225481826</text:p>
          </table:table-cell>
          <table:table-cell table:style-name="ce2" office:value-type="time" office:time-value="PT10H18M11.999999999S" calcext:value-type="time">
            <text:p>10:18: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5491826" calcext:value-type="float">
            <text:p>1644225491826</text:p>
          </table:table-cell>
          <table:table-cell table:style-name="ce2" office:value-type="time" office:time-value="PT10H18M21.999999999S" calcext:value-type="time">
            <text:p>10:18:2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1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5501826" calcext:value-type="float">
            <text:p>1644225501826</text:p>
          </table:table-cell>
          <table:table-cell table:style-name="ce2" office:value-type="time" office:time-value="PT10H18M31.999999999S" calcext:value-type="time">
            <text:p>10:18:3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1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5511826" calcext:value-type="float">
            <text:p>1644225511826</text:p>
          </table:table-cell>
          <table:table-cell table:style-name="ce2" office:value-type="time" office:time-value="PT10H18M41.999999999S" calcext:value-type="time">
            <text:p>10:18: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16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5521826" calcext:value-type="float">
            <text:p>1644225521826</text:p>
          </table:table-cell>
          <table:table-cell table:style-name="ce2" office:value-type="time" office:time-value="PT10H18M51.999999999S" calcext:value-type="time">
            <text:p>10:18: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1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644225531826" calcext:value-type="float">
            <text:p>1644225531826</text:p>
          </table:table-cell>
          <table:table-cell table:style-name="ce2" office:value-type="time" office:time-value="PT10H19M01.999999999S" calcext:value-type="time">
            <text:p>10:19: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19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44225541826" calcext:value-type="float">
            <text:p>1644225541826</text:p>
          </table:table-cell>
          <table:table-cell table:style-name="ce2" office:value-type="time" office:time-value="PT10H19M11.999999999S" calcext:value-type="time">
            <text:p>10:19: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644225551826" calcext:value-type="float">
            <text:p>1644225551826</text:p>
          </table:table-cell>
          <table:table-cell table:style-name="ce2" office:value-type="time" office:time-value="PT10H19M21.999999999S" calcext:value-type="time">
            <text:p>10:19:2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5561826" calcext:value-type="float">
            <text:p>1644225561826</text:p>
          </table:table-cell>
          <table:table-cell table:style-name="ce2" office:value-type="time" office:time-value="PT10H19M31.999999999S" calcext:value-type="time">
            <text:p>10:19:3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2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644225571821" calcext:value-type="float">
            <text:p>1644225571821</text:p>
          </table:table-cell>
          <table:table-cell table:style-name="ce2" office:value-type="time" office:time-value="PT10H19M41.999999999S" calcext:value-type="time">
            <text:p>10:19: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644225581821" calcext:value-type="float">
            <text:p>1644225581821</text:p>
          </table:table-cell>
          <table:table-cell table:style-name="ce2" office:value-type="time" office:time-value="PT10H19M51.999999999S" calcext:value-type="time">
            <text:p>10:19: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4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644225591821" calcext:value-type="float">
            <text:p>1644225591821</text:p>
          </table:table-cell>
          <table:table-cell table:style-name="ce2" office:value-type="time" office:time-value="PT10H20M01.999999999S" calcext:value-type="time">
            <text:p>10:20: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5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644225601821" calcext:value-type="float">
            <text:p>1644225601821</text:p>
          </table:table-cell>
          <table:table-cell table:style-name="ce2" office:value-type="time" office:time-value="PT10H20M11.999999999S" calcext:value-type="time">
            <text:p>10:20:1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6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44225611821" calcext:value-type="float">
            <text:p>1644225611821</text:p>
          </table:table-cell>
          <table:table-cell table:style-name="ce2" office:value-type="time" office:time-value="PT10H20M21.999999999S" calcext:value-type="time">
            <text:p>10:20:2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7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44225621821" calcext:value-type="float">
            <text:p>1644225621821</text:p>
          </table:table-cell>
          <table:table-cell table:style-name="ce2" office:value-type="time" office:time-value="PT10H20M31.999999999S" calcext:value-type="time">
            <text:p>10:20:3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644225631821" calcext:value-type="float">
            <text:p>1644225631821</text:p>
          </table:table-cell>
          <table:table-cell table:style-name="ce2" office:value-type="time" office:time-value="PT10H20M41.999999999S" calcext:value-type="time">
            <text:p>10:20:4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29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44225641821" calcext:value-type="float">
            <text:p>1644225641821</text:p>
          </table:table-cell>
          <table:table-cell table:style-name="ce2" office:value-type="time" office:time-value="PT10H20M51.999999999S" calcext:value-type="time">
            <text:p>10:20:5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44225651821" calcext:value-type="float">
            <text:p>1644225651821</text:p>
          </table:table-cell>
          <table:table-cell table:style-name="ce2" office:value-type="time" office:time-value="PT10H21M01.999999999S" calcext:value-type="time">
            <text:p>10:21:0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644225661821" calcext:value-type="float">
            <text:p>1644225661821</text:p>
          </table:table-cell>
          <table:table-cell table:style-name="ce2" office:value-type="time" office:time-value="PT10H21M11.999999999S" calcext:value-type="time">
            <text:p>10:21: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5671821" calcext:value-type="float">
            <text:p>1644225671821</text:p>
          </table:table-cell>
          <table:table-cell table:style-name="ce2" office:value-type="time" office:time-value="PT10H21M21.999999999S" calcext:value-type="time">
            <text:p>10:21:2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3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681821" calcext:value-type="float">
            <text:p>1644225681821</text:p>
          </table:table-cell>
          <table:table-cell table:style-name="ce2" office:value-type="time" office:time-value="PT10H21M31.999999999S" calcext:value-type="time">
            <text:p>10:21:3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4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5691821" calcext:value-type="float">
            <text:p>1644225691821</text:p>
          </table:table-cell>
          <table:table-cell table:style-name="ce2" office:value-type="time" office:time-value="PT10H21M41.999999999S" calcext:value-type="time">
            <text:p>10:21:4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5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44225701821" calcext:value-type="float">
            <text:p>1644225701821</text:p>
          </table:table-cell>
          <table:table-cell table:style-name="ce2" office:value-type="time" office:time-value="PT10H21M51.999999999S" calcext:value-type="time">
            <text:p>10:21: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6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5711821" calcext:value-type="float">
            <text:p>1644225711821</text:p>
          </table:table-cell>
          <table:table-cell table:style-name="ce2" office:value-type="time" office:time-value="PT10H22M01.999999999S" calcext:value-type="time">
            <text:p>10:22:0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5721821" calcext:value-type="float">
            <text:p>1644225721821</text:p>
          </table:table-cell>
          <table:table-cell table:style-name="ce2" office:value-type="time" office:time-value="PT10H22M11.999999999S" calcext:value-type="time">
            <text:p>10:22:1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5731821" calcext:value-type="float">
            <text:p>1644225731821</text:p>
          </table:table-cell>
          <table:table-cell table:style-name="ce2" office:value-type="time" office:time-value="PT10H22M21.999999999S" calcext:value-type="time">
            <text:p>10:22:2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3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44225741821" calcext:value-type="float">
            <text:p>1644225741821</text:p>
          </table:table-cell>
          <table:table-cell table:style-name="ce2" office:value-type="time" office:time-value="PT10H22M31.999999999S" calcext:value-type="time">
            <text:p>10:22: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5751821" calcext:value-type="float">
            <text:p>1644225751821</text:p>
          </table:table-cell>
          <table:table-cell table:style-name="ce2" office:value-type="time" office:time-value="PT10H22M41.999999999S" calcext:value-type="time">
            <text:p>10:22:4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1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5761821" calcext:value-type="float">
            <text:p>1644225761821</text:p>
          </table:table-cell>
          <table:table-cell table:style-name="ce2" office:value-type="time" office:time-value="PT10H22M51.999999999S" calcext:value-type="time">
            <text:p>10:22:5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5771821" calcext:value-type="float">
            <text:p>1644225771821</text:p>
          </table:table-cell>
          <table:table-cell table:style-name="ce2" office:value-type="time" office:time-value="PT10H23M01.999999999S" calcext:value-type="time">
            <text:p>10:23:0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3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5781821" calcext:value-type="float">
            <text:p>1644225781821</text:p>
          </table:table-cell>
          <table:table-cell table:style-name="ce2" office:value-type="time" office:time-value="PT10H23M11.999999999S" calcext:value-type="time">
            <text:p>10:23:1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4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5791821" calcext:value-type="float">
            <text:p>1644225791821</text:p>
          </table:table-cell>
          <table:table-cell table:style-name="ce2" office:value-type="time" office:time-value="PT10H23M21.999999999S" calcext:value-type="time">
            <text:p>10:23:2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5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5801821" calcext:value-type="float">
            <text:p>1644225801821</text:p>
          </table:table-cell>
          <table:table-cell table:style-name="ce2" office:value-type="time" office:time-value="PT10H23M31.999999999S" calcext:value-type="time">
            <text:p>10:23: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6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5811821" calcext:value-type="float">
            <text:p>1644225811821</text:p>
          </table:table-cell>
          <table:table-cell table:style-name="ce2" office:value-type="time" office:time-value="PT10H23M41.999999999S" calcext:value-type="time">
            <text:p>10:23:4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5821821" calcext:value-type="float">
            <text:p>1644225821821</text:p>
          </table:table-cell>
          <table:table-cell table:style-name="ce2" office:value-type="time" office:time-value="PT10H23M51.999999999S" calcext:value-type="time">
            <text:p>10:23:5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5832565" calcext:value-type="float">
            <text:p>1644225832565</text:p>
          </table:table-cell>
          <table:table-cell table:style-name="ce2" office:value-type="time" office:time-value="PT10H24M01.999999999S" calcext:value-type="time">
            <text:p>10:24: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49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5842565" calcext:value-type="float">
            <text:p>1644225842565</text:p>
          </table:table-cell>
          <table:table-cell table:style-name="ce2" office:value-type="time" office:time-value="PT10H24M11.999999999S" calcext:value-type="time">
            <text:p>10:24:1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5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644225852565" calcext:value-type="float">
            <text:p>1644225852565</text:p>
          </table:table-cell>
          <table:table-cell table:style-name="ce2" office:value-type="time" office:time-value="PT10H24M21.999999999S" calcext:value-type="time">
            <text:p>10:24:2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51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644225862565" calcext:value-type="float">
            <text:p>1644225862565</text:p>
          </table:table-cell>
          <table:table-cell table:style-name="ce2" office:value-type="time" office:time-value="PT10H24M31.999999999S" calcext:value-type="time">
            <text:p>10:24:3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52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644225872565" calcext:value-type="float">
            <text:p>1644225872565</text:p>
          </table:table-cell>
          <table:table-cell table:style-name="ce2" office:value-type="time" office:time-value="PT10H24M41.999999999S" calcext:value-type="time">
            <text:p>10:24: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53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644225882565" calcext:value-type="float">
            <text:p>1644225882565</text:p>
          </table:table-cell>
          <table:table-cell table:style-name="ce2" office:value-type="time" office:time-value="PT10H24M51.999999999S" calcext:value-type="time">
            <text:p>10:24:5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54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644225892565" calcext:value-type="float">
            <text:p>1644225892565</text:p>
          </table:table-cell>
          <table:table-cell table:style-name="ce2" office:value-type="time" office:time-value="PT10H25M01.999999999S" calcext:value-type="time">
            <text:p>10:25:0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55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5902565" calcext:value-type="float">
            <text:p>1644225902565</text:p>
          </table:table-cell>
          <table:table-cell table:style-name="ce2" office:value-type="time" office:time-value="PT10H25M11.999999999S" calcext:value-type="time">
            <text:p>10:25: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5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5912565" calcext:value-type="float">
            <text:p>1644225912565</text:p>
          </table:table-cell>
          <table:table-cell table:style-name="ce2" office:value-type="time" office:time-value="PT10H25M21.999999999S" calcext:value-type="time">
            <text:p>10:25:2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5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5922565" calcext:value-type="float">
            <text:p>1644225922565</text:p>
          </table:table-cell>
          <table:table-cell table:style-name="ce2" office:value-type="time" office:time-value="PT10H25M31.999999999S" calcext:value-type="time">
            <text:p>10:25:3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5:59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5932565" calcext:value-type="float">
            <text:p>1644225932565</text:p>
          </table:table-cell>
          <table:table-cell table:style-name="ce2" office:value-type="time" office:time-value="PT10H25M41.999999999S" calcext:value-type="time">
            <text:p>10:25: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0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5942565" calcext:value-type="float">
            <text:p>1644225942565</text:p>
          </table:table-cell>
          <table:table-cell table:style-name="ce2" office:value-type="time" office:time-value="PT10H25M51.999999999S" calcext:value-type="time">
            <text:p>10:25:5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1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5952565" calcext:value-type="float">
            <text:p>1644225952565</text:p>
          </table:table-cell>
          <table:table-cell table:style-name="ce2" office:value-type="time" office:time-value="PT10H26M01.999999999S" calcext:value-type="time">
            <text:p>10:26: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5962565" calcext:value-type="float">
            <text:p>1644225962565</text:p>
          </table:table-cell>
          <table:table-cell table:style-name="ce2" office:value-type="time" office:time-value="PT10H26M11.999999999S" calcext:value-type="time">
            <text:p>10:26: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3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5972565" calcext:value-type="float">
            <text:p>1644225972565</text:p>
          </table:table-cell>
          <table:table-cell table:style-name="ce2" office:value-type="time" office:time-value="PT10H26M21.999999999S" calcext:value-type="time">
            <text:p>10:26:2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4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5982565" calcext:value-type="float">
            <text:p>1644225982565</text:p>
          </table:table-cell>
          <table:table-cell table:style-name="ce2" office:value-type="time" office:time-value="PT10H26M31.999999999S" calcext:value-type="time">
            <text:p>10:26:3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5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5992565" calcext:value-type="float">
            <text:p>1644225992565</text:p>
          </table:table-cell>
          <table:table-cell table:style-name="ce2" office:value-type="time" office:time-value="PT10H26M41.999999999S" calcext:value-type="time">
            <text:p>10:26: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6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6002565" calcext:value-type="float">
            <text:p>1644226002565</text:p>
          </table:table-cell>
          <table:table-cell table:style-name="ce2" office:value-type="time" office:time-value="PT10H26M51.999999999S" calcext:value-type="time">
            <text:p>10:26:5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7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6012565" calcext:value-type="float">
            <text:p>1644226012565</text:p>
          </table:table-cell>
          <table:table-cell table:style-name="ce2" office:value-type="time" office:time-value="PT10H27M01.999999999S" calcext:value-type="time">
            <text:p>10:27:0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8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6022565" calcext:value-type="float">
            <text:p>1644226022565</text:p>
          </table:table-cell>
          <table:table-cell table:style-name="ce2" office:value-type="time" office:time-value="PT10H27M11.999999999S" calcext:value-type="time">
            <text:p>10:27:1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09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6032565" calcext:value-type="float">
            <text:p>1644226032565</text:p>
          </table:table-cell>
          <table:table-cell table:style-name="ce2" office:value-type="time" office:time-value="PT10H27M21.999999999S" calcext:value-type="time">
            <text:p>10:27:2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44226042565" calcext:value-type="float">
            <text:p>1644226042565</text:p>
          </table:table-cell>
          <table:table-cell table:style-name="ce2" office:value-type="time" office:time-value="PT10H27M31.999999999S" calcext:value-type="time">
            <text:p>10:27:3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1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6052565" calcext:value-type="float">
            <text:p>1644226052565</text:p>
          </table:table-cell>
          <table:table-cell table:style-name="ce2" office:value-type="time" office:time-value="PT10H27M41.999999999S" calcext:value-type="time">
            <text:p>10:27:4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2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6062565" calcext:value-type="float">
            <text:p>1644226062565</text:p>
          </table:table-cell>
          <table:table-cell table:style-name="ce2" office:value-type="time" office:time-value="PT10H27M51.999999999S" calcext:value-type="time">
            <text:p>10:27:5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3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6072565" calcext:value-type="float">
            <text:p>1644226072565</text:p>
          </table:table-cell>
          <table:table-cell table:style-name="ce2" office:value-type="time" office:time-value="PT10H28M01.999999999S" calcext:value-type="time">
            <text:p>10:28:0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4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44226082565" calcext:value-type="float">
            <text:p>1644226082565</text:p>
          </table:table-cell>
          <table:table-cell table:style-name="ce2" office:value-type="time" office:time-value="PT10H28M11.999999999S" calcext:value-type="time">
            <text:p>10:28:1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6092565" calcext:value-type="float">
            <text:p>1644226092565</text:p>
          </table:table-cell>
          <table:table-cell table:style-name="ce2" office:value-type="time" office:time-value="PT10H28M21.999999999S" calcext:value-type="time">
            <text:p>10:28:2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6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44226102565" calcext:value-type="float">
            <text:p>1644226102565</text:p>
          </table:table-cell>
          <table:table-cell table:style-name="ce2" office:value-type="time" office:time-value="PT10H28M31.999999999S" calcext:value-type="time">
            <text:p>10:28:3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7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6112565" calcext:value-type="float">
            <text:p>1644226112565</text:p>
          </table:table-cell>
          <table:table-cell table:style-name="ce2" office:value-type="time" office:time-value="PT10H28M41.999999999S" calcext:value-type="time">
            <text:p>10:28:4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44226122565" calcext:value-type="float">
            <text:p>1644226122565</text:p>
          </table:table-cell>
          <table:table-cell table:style-name="ce2" office:value-type="time" office:time-value="PT10H28M51.999999999S" calcext:value-type="time">
            <text:p>10:28:5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19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44226132565" calcext:value-type="float">
            <text:p>1644226132565</text:p>
          </table:table-cell>
          <table:table-cell table:style-name="ce2" office:value-type="time" office:time-value="PT10H29M01.999999999S" calcext:value-type="time">
            <text:p>10:29: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44226142565" calcext:value-type="float">
            <text:p>1644226142565</text:p>
          </table:table-cell>
          <table:table-cell table:style-name="ce2" office:value-type="time" office:time-value="PT10H29M11.999999999S" calcext:value-type="time">
            <text:p>10:29: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1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152565" calcext:value-type="float">
            <text:p>1644226152565</text:p>
          </table:table-cell>
          <table:table-cell table:style-name="ce2" office:value-type="time" office:time-value="PT10H29M21.999999999S" calcext:value-type="time">
            <text:p>10:29:2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6162565" calcext:value-type="float">
            <text:p>1644226162565</text:p>
          </table:table-cell>
          <table:table-cell table:style-name="ce2" office:value-type="time" office:time-value="PT10H29M31.999999999S" calcext:value-type="time">
            <text:p>10:29:3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3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6172565" calcext:value-type="float">
            <text:p>1644226172565</text:p>
          </table:table-cell>
          <table:table-cell table:style-name="ce2" office:value-type="time" office:time-value="PT10H29M41.999999999S" calcext:value-type="time">
            <text:p>10:29:4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4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182565" calcext:value-type="float">
            <text:p>1644226182565</text:p>
          </table:table-cell>
          <table:table-cell table:style-name="ce2" office:value-type="time" office:time-value="PT10H29M51.999999999S" calcext:value-type="time">
            <text:p>10:29:5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5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6192565" calcext:value-type="float">
            <text:p>1644226192565</text:p>
          </table:table-cell>
          <table:table-cell table:style-name="ce2" office:value-type="time" office:time-value="PT10H30M01.999999999S" calcext:value-type="time">
            <text:p>10:30:0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6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202565" calcext:value-type="float">
            <text:p>1644226202565</text:p>
          </table:table-cell>
          <table:table-cell table:style-name="ce2" office:value-type="time" office:time-value="PT10H30M11.999999999S" calcext:value-type="time">
            <text:p>10:30:1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7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6212565" calcext:value-type="float">
            <text:p>1644226212565</text:p>
          </table:table-cell>
          <table:table-cell table:style-name="ce2" office:value-type="time" office:time-value="PT10H30M21.999999999S" calcext:value-type="time">
            <text:p>10:30: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8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6222565" calcext:value-type="float">
            <text:p>1644226222565</text:p>
          </table:table-cell>
          <table:table-cell table:style-name="ce2" office:value-type="time" office:time-value="PT10H30M31.999999999S" calcext:value-type="time">
            <text:p>10:30: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29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232565" calcext:value-type="float">
            <text:p>1644226232565</text:p>
          </table:table-cell>
          <table:table-cell table:style-name="ce2" office:value-type="time" office:time-value="PT10H30M41.999999999S" calcext:value-type="time">
            <text:p>10:30:4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0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242566" calcext:value-type="float">
            <text:p>1644226242566</text:p>
          </table:table-cell>
          <table:table-cell table:style-name="ce2" office:value-type="time" office:time-value="PT10H30M51.999999999S" calcext:value-type="time">
            <text:p>10:30:5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1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252566" calcext:value-type="float">
            <text:p>1644226252566</text:p>
          </table:table-cell>
          <table:table-cell table:style-name="ce2" office:value-type="time" office:time-value="PT10H31M01.999999999S" calcext:value-type="time">
            <text:p>10:31:0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3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262566" calcext:value-type="float">
            <text:p>1644226262566</text:p>
          </table:table-cell>
          <table:table-cell table:style-name="ce2" office:value-type="time" office:time-value="PT10H31M11.999999999S" calcext:value-type="time">
            <text:p>10:31:1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4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272566" calcext:value-type="float">
            <text:p>1644226272566</text:p>
          </table:table-cell>
          <table:table-cell table:style-name="ce2" office:value-type="time" office:time-value="PT10H31M21.999999999S" calcext:value-type="time">
            <text:p>10:31: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5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6282566" calcext:value-type="float">
            <text:p>1644226282566</text:p>
          </table:table-cell>
          <table:table-cell table:style-name="ce2" office:value-type="time" office:time-value="PT10H31M31.999999999S" calcext:value-type="time">
            <text:p>10:31:3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6292566" calcext:value-type="float">
            <text:p>1644226292566</text:p>
          </table:table-cell>
          <table:table-cell table:style-name="ce2" office:value-type="time" office:time-value="PT10H31M41.999999999S" calcext:value-type="time">
            <text:p>10:31:4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302566" calcext:value-type="float">
            <text:p>1644226302566</text:p>
          </table:table-cell>
          <table:table-cell table:style-name="ce2" office:value-type="time" office:time-value="PT10H31M51.999999999S" calcext:value-type="time">
            <text:p>10:31:5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312566" calcext:value-type="float">
            <text:p>1644226312566</text:p>
          </table:table-cell>
          <table:table-cell table:style-name="ce2" office:value-type="time" office:time-value="PT10H32M01.999999999S" calcext:value-type="time">
            <text:p>10:32: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9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6322566" calcext:value-type="float">
            <text:p>1644226322566</text:p>
          </table:table-cell>
          <table:table-cell table:style-name="ce2" office:value-type="time" office:time-value="PT10H32M11.999999999S" calcext:value-type="time">
            <text:p>10:32: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332566" calcext:value-type="float">
            <text:p>1644226332566</text:p>
          </table:table-cell>
          <table:table-cell table:style-name="ce2" office:value-type="time" office:time-value="PT10H32M21.999999999S" calcext:value-type="time">
            <text:p>10:32:2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1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644226342566" calcext:value-type="float">
            <text:p>1644226342566</text:p>
          </table:table-cell>
          <table:table-cell table:style-name="ce2" office:value-type="time" office:time-value="PT10H32M31.999999999S" calcext:value-type="time">
            <text:p>10:32:3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2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352566" calcext:value-type="float">
            <text:p>1644226352566</text:p>
          </table:table-cell>
          <table:table-cell table:style-name="ce2" office:value-type="time" office:time-value="PT10H32M41.999999999S" calcext:value-type="time">
            <text:p>10:32: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3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6362566" calcext:value-type="float">
            <text:p>1644226362566</text:p>
          </table:table-cell>
          <table:table-cell table:style-name="ce2" office:value-type="time" office:time-value="PT10H32M51.999999999S" calcext:value-type="time">
            <text:p>10:32: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4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644226372566" calcext:value-type="float">
            <text:p>1644226372566</text:p>
          </table:table-cell>
          <table:table-cell table:style-name="ce2" office:value-type="time" office:time-value="PT10H33M01.999999999S" calcext:value-type="time">
            <text:p>10:33:0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5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644226382566" calcext:value-type="float">
            <text:p>1644226382566</text:p>
          </table:table-cell>
          <table:table-cell table:style-name="ce2" office:value-type="time" office:time-value="PT10H33M11.999999999S" calcext:value-type="time">
            <text:p>10:33: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6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644226392566" calcext:value-type="float">
            <text:p>1644226392566</text:p>
          </table:table-cell>
          <table:table-cell table:style-name="ce2" office:value-type="time" office:time-value="PT10H33M21.999999999S" calcext:value-type="time">
            <text:p>10:33:2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7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644226402436" calcext:value-type="float">
            <text:p>1644226402436</text:p>
          </table:table-cell>
          <table:table-cell table:style-name="ce2" office:value-type="time" office:time-value="PT10H33M31.999999999S" calcext:value-type="time">
            <text:p>10:33:3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8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644226412436" calcext:value-type="float">
            <text:p>1644226412436</text:p>
          </table:table-cell>
          <table:table-cell table:style-name="ce2" office:value-type="time" office:time-value="PT10H33M41.999999999S" calcext:value-type="time">
            <text:p>10:33:4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49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644226422436" calcext:value-type="float">
            <text:p>1644226422436</text:p>
          </table:table-cell>
          <table:table-cell table:style-name="ce2" office:value-type="time" office:time-value="PT10H33M51.999999999S" calcext:value-type="time">
            <text:p>10:33:5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644226432436" calcext:value-type="float">
            <text:p>1644226432436</text:p>
          </table:table-cell>
          <table:table-cell table:style-name="ce2" office:value-type="time" office:time-value="PT10H34M01.999999999S" calcext:value-type="time">
            <text:p>10:34:0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1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644226442338" calcext:value-type="float">
            <text:p>1644226442338</text:p>
          </table:table-cell>
          <table:table-cell table:style-name="ce2" office:value-type="time" office:time-value="PT10H34M11.999999999S" calcext:value-type="time">
            <text:p>10:34:1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2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644226452338" calcext:value-type="float">
            <text:p>1644226452338</text:p>
          </table:table-cell>
          <table:table-cell table:style-name="ce2" office:value-type="time" office:time-value="PT10H34M21.999999999S" calcext:value-type="time">
            <text:p>10:34:2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3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644226462338" calcext:value-type="float">
            <text:p>1644226462338</text:p>
          </table:table-cell>
          <table:table-cell table:style-name="ce2" office:value-type="time" office:time-value="PT10H34M31.999999999S" calcext:value-type="time">
            <text:p>10:34:3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4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644226472338" calcext:value-type="float">
            <text:p>1644226472338</text:p>
          </table:table-cell>
          <table:table-cell table:style-name="ce2" office:value-type="time" office:time-value="PT10H34M41.999999999S" calcext:value-type="time">
            <text:p>10:34:4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5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644226482338" calcext:value-type="float">
            <text:p>1644226482338</text:p>
          </table:table-cell>
          <table:table-cell table:style-name="ce2" office:value-type="time" office:time-value="PT10H34M51.999999999S" calcext:value-type="time">
            <text:p>10:34:5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6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644226492338" calcext:value-type="float">
            <text:p>1644226492338</text:p>
          </table:table-cell>
          <table:table-cell table:style-name="ce2" office:value-type="time" office:time-value="PT10H35M01.999999999S" calcext:value-type="time">
            <text:p>10:35:0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7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644226502338" calcext:value-type="float">
            <text:p>1644226502338</text:p>
          </table:table-cell>
          <table:table-cell table:style-name="ce2" office:value-type="time" office:time-value="PT10H35M11.999999999S" calcext:value-type="time">
            <text:p>10:35: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8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644226512338" calcext:value-type="float">
            <text:p>1644226512338</text:p>
          </table:table-cell>
          <table:table-cell table:style-name="ce2" office:value-type="time" office:time-value="PT10H35M21.999999999S" calcext:value-type="time">
            <text:p>10:35:2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59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644226522338" calcext:value-type="float">
            <text:p>1644226522338</text:p>
          </table:table-cell>
          <table:table-cell table:style-name="ce2" office:value-type="time" office:time-value="PT10H35M31.999999999S" calcext:value-type="time">
            <text:p>10:35:3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0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532338" calcext:value-type="float">
            <text:p>1644226532338</text:p>
          </table:table-cell>
          <table:table-cell table:style-name="ce2" office:value-type="time" office:time-value="PT10H35M41.999999999S" calcext:value-type="time">
            <text:p>10:35:4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01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542338" calcext:value-type="float">
            <text:p>1644226542338</text:p>
          </table:table-cell>
          <table:table-cell table:style-name="ce2" office:value-type="time" office:time-value="PT10H35M51.999999999S" calcext:value-type="time">
            <text:p>10:35:5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02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644226552338" calcext:value-type="float">
            <text:p>1644226552338</text:p>
          </table:table-cell>
          <table:table-cell table:style-name="ce2" office:value-type="time" office:time-value="PT10H36M01.999999999S" calcext:value-type="time">
            <text:p>10:36:0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03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644226562338" calcext:value-type="float">
            <text:p>1644226562338</text:p>
          </table:table-cell>
          <table:table-cell table:style-name="ce2" office:value-type="time" office:time-value="PT10H36M11.999999999S" calcext:value-type="time">
            <text:p>10:36:1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04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644226572338" calcext:value-type="float">
            <text:p>1644226572338</text:p>
          </table:table-cell>
          <table:table-cell table:style-name="ce2" office:value-type="time" office:time-value="PT10H36M21.999999999S" calcext:value-type="time">
            <text:p>10:36:2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05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644226582338" calcext:value-type="float">
            <text:p>1644226582338</text:p>
          </table:table-cell>
          <table:table-cell table:style-name="ce2" office:value-type="time" office:time-value="PT10H36M31.999999999S" calcext:value-type="time">
            <text:p>10:36:3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06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592338" calcext:value-type="float">
            <text:p>1644226592338</text:p>
          </table:table-cell>
          <table:table-cell table:style-name="ce2" office:value-type="time" office:time-value="PT10H36M41.999999999S" calcext:value-type="time">
            <text:p>10:36: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07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602338" calcext:value-type="float">
            <text:p>1644226602338</text:p>
          </table:table-cell>
          <table:table-cell table:style-name="ce2" office:value-type="time" office:time-value="PT10H36M51.999999999S" calcext:value-type="time">
            <text:p>10:36:5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09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612338" calcext:value-type="float">
            <text:p>1644226612338</text:p>
          </table:table-cell>
          <table:table-cell table:style-name="ce2" office:value-type="time" office:time-value="PT10H37M01.999999999S" calcext:value-type="time">
            <text:p>10:37:0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622338" calcext:value-type="float">
            <text:p>1644226622338</text:p>
          </table:table-cell>
          <table:table-cell table:style-name="ce2" office:value-type="time" office:time-value="PT10H37M11.999999999S" calcext:value-type="time">
            <text:p>10:37: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1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632338" calcext:value-type="float">
            <text:p>1644226632338</text:p>
          </table:table-cell>
          <table:table-cell table:style-name="ce2" office:value-type="time" office:time-value="PT10H37M21.999999999S" calcext:value-type="time">
            <text:p>10:37:2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2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642338" calcext:value-type="float">
            <text:p>1644226642338</text:p>
          </table:table-cell>
          <table:table-cell table:style-name="ce2" office:value-type="time" office:time-value="PT10H37M31.999999999S" calcext:value-type="time">
            <text:p>10:37: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3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652338" calcext:value-type="float">
            <text:p>1644226652338</text:p>
          </table:table-cell>
          <table:table-cell table:style-name="ce2" office:value-type="time" office:time-value="PT10H37M41.999999999S" calcext:value-type="time">
            <text:p>10:37:4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4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6662338" calcext:value-type="float">
            <text:p>1644226662338</text:p>
          </table:table-cell>
          <table:table-cell table:style-name="ce2" office:value-type="time" office:time-value="PT10H37M51.999999999S" calcext:value-type="time">
            <text:p>10:37:5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5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672338" calcext:value-type="float">
            <text:p>1644226672338</text:p>
          </table:table-cell>
          <table:table-cell table:style-name="ce2" office:value-type="time" office:time-value="PT10H38M01.999999999S" calcext:value-type="time">
            <text:p>10:38:0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6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682338" calcext:value-type="float">
            <text:p>1644226682338</text:p>
          </table:table-cell>
          <table:table-cell table:style-name="ce2" office:value-type="time" office:time-value="PT10H38M11.999999999S" calcext:value-type="time">
            <text:p>10:38: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7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692338" calcext:value-type="float">
            <text:p>1644226692338</text:p>
          </table:table-cell>
          <table:table-cell table:style-name="ce2" office:value-type="time" office:time-value="PT10H38M21.999999999S" calcext:value-type="time">
            <text:p>10:38:2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644226702338" calcext:value-type="float">
            <text:p>1644226702338</text:p>
          </table:table-cell>
          <table:table-cell table:style-name="ce2" office:value-type="time" office:time-value="PT10H38M31.999999999S" calcext:value-type="time">
            <text:p>10:38:3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19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6712338" calcext:value-type="float">
            <text:p>1644226712338</text:p>
          </table:table-cell>
          <table:table-cell table:style-name="ce2" office:value-type="time" office:time-value="PT10H38M41.999999999S" calcext:value-type="time">
            <text:p>10:38:4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0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722338" calcext:value-type="float">
            <text:p>1644226722338</text:p>
          </table:table-cell>
          <table:table-cell table:style-name="ce2" office:value-type="time" office:time-value="PT10H38M51.999999999S" calcext:value-type="time">
            <text:p>10:38:5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1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6732338" calcext:value-type="float">
            <text:p>1644226732338</text:p>
          </table:table-cell>
          <table:table-cell table:style-name="ce2" office:value-type="time" office:time-value="PT10H39M01.999999999S" calcext:value-type="time">
            <text:p>10:39: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2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742338" calcext:value-type="float">
            <text:p>1644226742338</text:p>
          </table:table-cell>
          <table:table-cell table:style-name="ce2" office:value-type="time" office:time-value="PT10H39M11.999999999S" calcext:value-type="time">
            <text:p>10:39:1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3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644226752338" calcext:value-type="float">
            <text:p>1644226752338</text:p>
          </table:table-cell>
          <table:table-cell table:style-name="ce2" office:value-type="time" office:time-value="PT10H39M21.999999999S" calcext:value-type="time">
            <text:p>10:39:2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4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644226762338" calcext:value-type="float">
            <text:p>1644226762338</text:p>
          </table:table-cell>
          <table:table-cell table:style-name="ce2" office:value-type="time" office:time-value="PT10H39M31.999999999S" calcext:value-type="time">
            <text:p>10:39:3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5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44226772338" calcext:value-type="float">
            <text:p>1644226772338</text:p>
          </table:table-cell>
          <table:table-cell table:style-name="ce2" office:value-type="time" office:time-value="PT10H39M41.999999999S" calcext:value-type="time">
            <text:p>10:39:4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6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6782353" calcext:value-type="float">
            <text:p>1644226782353</text:p>
          </table:table-cell>
          <table:table-cell table:style-name="ce2" office:value-type="time" office:time-value="PT10H39M51.999999999S" calcext:value-type="time">
            <text:p>10:39:5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7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6791950" calcext:value-type="float">
            <text:p>1644226791950</text:p>
          </table:table-cell>
          <table:table-cell table:style-name="ce2" office:value-type="time" office:time-value="PT10H40M01.999999999S" calcext:value-type="time">
            <text:p>10:40:0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8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6801950" calcext:value-type="float">
            <text:p>1644226801950</text:p>
          </table:table-cell>
          <table:table-cell table:style-name="ce2" office:value-type="time" office:time-value="PT10H40M11.999999999S" calcext:value-type="time">
            <text:p>10:40:1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29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6811950" calcext:value-type="float">
            <text:p>1644226811950</text:p>
          </table:table-cell>
          <table:table-cell table:style-name="ce2" office:value-type="time" office:time-value="PT10H40M21.999999999S" calcext:value-type="time">
            <text:p>10:40:2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3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44226821849" calcext:value-type="float">
            <text:p>1644226821849</text:p>
          </table:table-cell>
          <table:table-cell table:style-name="ce2" office:value-type="time" office:time-value="PT10H40M31.999999999S" calcext:value-type="time">
            <text:p>10:40:3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31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6831849" calcext:value-type="float">
            <text:p>1644226831849</text:p>
          </table:table-cell>
          <table:table-cell table:style-name="ce2" office:value-type="time" office:time-value="PT10H40M41.999999999S" calcext:value-type="time">
            <text:p>10:40:4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32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644226841849" calcext:value-type="float">
            <text:p>1644226841849</text:p>
          </table:table-cell>
          <table:table-cell table:style-name="ce2" office:value-type="time" office:time-value="PT10H40M51.999999999S" calcext:value-type="time">
            <text:p>10:40: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7:33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3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3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36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3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3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39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4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41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4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44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45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4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4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48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49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0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1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2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3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4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5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6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7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8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7:59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0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1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2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3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4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5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7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8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09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10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1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12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13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14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15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16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17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19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0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1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2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3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4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5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6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7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8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29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0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1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2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3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4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39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0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1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2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3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4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5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7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8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49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50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51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53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54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55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56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57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5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8:59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1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3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4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5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6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7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8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09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0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2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5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6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7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8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19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20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21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22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23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24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25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27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28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29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0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1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2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3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4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5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6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7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39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0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1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2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3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4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5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6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7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49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0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1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3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5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6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7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8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49:5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01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0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0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04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0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0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07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0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0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0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1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2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3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5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6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7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8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19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0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1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3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5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6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7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29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30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31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32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33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35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36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37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38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39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0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1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2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3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5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6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7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8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49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0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1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2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3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4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7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0:59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0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01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0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03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04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05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0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0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0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1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2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3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5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8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19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0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2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3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4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5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6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8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29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0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1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2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3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4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5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6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7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8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39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41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42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43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44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45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46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47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4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4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4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7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8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1:59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0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1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2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3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4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8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09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10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11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12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13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15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16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17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1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19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0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1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3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4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5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6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7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8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29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0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1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2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3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4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5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6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7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8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39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40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41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42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43</text:p>
          </table:table-cell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44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45</text:p>
          </table:table-cell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47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48</text:p>
          </table:table-cell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49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0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1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2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3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4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5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6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7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8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2:59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0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1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2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3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4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5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6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7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8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09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10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11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12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13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14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15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16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17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18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0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1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4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5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6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7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8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29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0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2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3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4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5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6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7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8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39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0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1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2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3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4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5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7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8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49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50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51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53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54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55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5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57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5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3:59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0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1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2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3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4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5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7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8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09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0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1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2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3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4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7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8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1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2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2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2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23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24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26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27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28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29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0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1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4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5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8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39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0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1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2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3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4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5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6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7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8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49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50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51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52</text:p>
          </table:table-cell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53</text:p>
          </table:table-cell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54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55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56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58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4:59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0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1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4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5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7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09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0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1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2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3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4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5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6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7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8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1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2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3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4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5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6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7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8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29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31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32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33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34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35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36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37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38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39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0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1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2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3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4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5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6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7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8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49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0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1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2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3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4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5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7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8</text:p>
          </table:table-cell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5:59</text:p>
          </table:table-cell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00</text:p>
          </table:table-cell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01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02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04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05</text:p>
          </table:table-cell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06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07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08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09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0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1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2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3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4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5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7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8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19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0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1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2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3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4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7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8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29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30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3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3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33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34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3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3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3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39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0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1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2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3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5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6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7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49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0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1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2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3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4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5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6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7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8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6:59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00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01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02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03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04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05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0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08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09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0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2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3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4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6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7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8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19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0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1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2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3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4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5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7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8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29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0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1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2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3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4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5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6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8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39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41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42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43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44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45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46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47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48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49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0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1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2</text:p>
          </table:table-cell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3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4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5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6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7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8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7:59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0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1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2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3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4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5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6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7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8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09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10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11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13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14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15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16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17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18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1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2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3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4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5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7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29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0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1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2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3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4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5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6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7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8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39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40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41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42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4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44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4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47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4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49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0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1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2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3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4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5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6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7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8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8:59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0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1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2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3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4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5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6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7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8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09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10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1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12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13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1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1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1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18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19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0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1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4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5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6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7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29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1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3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4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6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7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39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1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2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3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4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5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6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7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8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49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51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52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53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54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5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5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57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58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:59:59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0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2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3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4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5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7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09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2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3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4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5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6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7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8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19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20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21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23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24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2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2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27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28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29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0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2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3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4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5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7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8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39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0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1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2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3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4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5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6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7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8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49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50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51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52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53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55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56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57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58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0:59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0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1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2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3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4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7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8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09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0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1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2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3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4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5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7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8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19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20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21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22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23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24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25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2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28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29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0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2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3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4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5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6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7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8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39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2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3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4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5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6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7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8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49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50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51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52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53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54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55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56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57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1:58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0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1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2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3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4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5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6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7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8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09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0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1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2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3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4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5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6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7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8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19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0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2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3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4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5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7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8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29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30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32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33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34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35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36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37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38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39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0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1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4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7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8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49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1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2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3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4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5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7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8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2:59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00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0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02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03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05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06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07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08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09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0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2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3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4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7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8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19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0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1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4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29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3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31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32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33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34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35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3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3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39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2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3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4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5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6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7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8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49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0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1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2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3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4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5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6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7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8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3:59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0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1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2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3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4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5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6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7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8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09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10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12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13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14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15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1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17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18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19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1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2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3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4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5</text:p>
          </table:table-cell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6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7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8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29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0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1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2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3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4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5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6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7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8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39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40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41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42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43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45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46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47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4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49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0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1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2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3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4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5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6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7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8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4:59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5:00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5:01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5:02</text:p>
          </table:table-cell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5:03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5:04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5:05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5:0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5:07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:05:08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1:29:06.08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11:30:53.689000000</dc:date>
    <meta:editing-duration>PT8M41S</meta:editing-duration>
    <meta:editing-cycles>5</meta:editing-cycles>
    <meta:generator>LibreOffice/7.3.0.3$Windows_X86_64 LibreOffice_project/0f246aa12d0eee4a0f7adcefbf7c878fc2238db3</meta:generator>
    <meta:document-statistic meta:table-count="1" meta:cell-count="427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false" chart:origin="0" chart:interval-major="0.00011574074074074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_20__28_Rounded_29_" svg:stroke-color="#2a6099" svg:stroke-linecap="round" draw:fill-color="#2a60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color="#2a6099" draw:fill-color="#2a6099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03cm" svg:height="13.547cm" xlink:href=".." xlink:type="simple" chart:class="chart:scatter" chart:style-name="ch1">
        <chart:title svg:x="10.385cm" svg:y="0.406cm" chart:style-name="ch2">
          <text:p>BMP_AVG</text:p>
        </chart:title>
        <chart:subtitle svg:x="9.52cm" svg:y="1.481cm" chart:style-name="ch3">
          <text:p>SE-E Comparison GW4</text:p>
        </chart:subtitle>
        <chart:legend chart:legend-position="end" svg:x="18.688cm" svg:y="5.967cm" style:legend-expansion="high" chart:style-name="ch4"/>
        <chart:plot-area chart:style-name="ch5" table:cell-range-address="DATALOG.G1:DATALOG.I369 DATALOG.J155:DATALOG.J369" chart:data-source-has-labels="row" svg:x="0.213cm" svg:y="2.122cm" svg:width="18.516cm" svg:height="10.943cm">
          <chart:coordinate-region svg:x="1.315cm" svg:y="2.324cm" svg:width="16.59cm" svg:height="9.248cm"/>
          <chart:axis chart:dimension="x" chart:name="primary-x" chart:style-name="ch6">
            <chart:title svg:x="8.186cm" svg:y="12.997cm" chart:style-name="ch7">
              <text:p>Time(HH:MM:SS)</text:p>
            </chart:title>
          </chart:axis>
          <chart:axis chart:dimension="y" chart:name="primary-y" chart:style-name="ch8">
            <chart:title svg:x="0cm" svg:y="7.989cm" chart:style-name="ch9">
              <text:p>BPM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DATALOG.H1:DATALOG.H369" loext:label-string="samsung_gw4" chart:class="chart:scatter">
            <chart:domain table:cell-range-address="DATALOG.G1:DATALOG.G369"/>
            <chart:data-point chart:repeated="369"/>
          </chart:series>
          <chart:series chart:attached-axis="primary-y" chart:style-name="ch13" chart:values-cell-range-address="DATALOG.J155:DATALOG.J369" loext:label-string="dati_mancanti" chart:class="chart:scatter">
            <chart:domain table:cell-range-address="DATALOG.G155:DATALOG.G369"/>
            <chart:data-point chart:repeated="215"/>
          </chart:series>
          <chart:series chart:attached-axis="secondary-y" chart:style-name="ch14" chart:values-cell-range-address="DATALOG.I1:DATALOG.I369" loext:label-string="se_eyeglasses" chart:class="chart:scatter">
            <chart:data-point chart:repeated="36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samsung_gw4</text:p>
              </table:table-cell>
              <table:table-cell office:value-type="string">
                <text:p>Colonna G</text:p>
              </table:table-cell>
              <table:table-cell office:value-type="string">
                <text:p>dati_mancanti</text:p>
              </table:table-cell>
              <table:table-cell office:value-type="string">
                <text:p>se_eyeglass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2569444444444">
                <text:p>0.402569444444444</text:p>
                <draw:g>
                  <svg:desc>DATALOG.G1:DATALOG.G369</svg:desc>
                </draw:g>
              </table:table-cell>
              <table:table-cell office:value-type="float" office:value="90">
                <text:p>90</text:p>
                <draw:g>
                  <svg:desc>DATALOG.H1:DATALOG.H369</svg:desc>
                </draw:g>
              </table:table-cell>
              <table:table-cell office:value-type="float" office:value="0.420277777777766">
                <text:p>0.420277777777766</text:p>
                <draw:g>
                  <svg:desc>DATALOG.G155:DATALOG.G369</svg:desc>
                </draw:g>
              </table:table-cell>
              <table:table-cell office:value-type="float" office:value="105">
                <text:p>105</text:p>
                <draw:g>
                  <svg:desc>DATALOG.J155:DATALOG.J369</svg:desc>
                </draw:g>
              </table:table-cell>
              <table:table-cell office:value-type="float" office:value="0">
                <text:p>0</text:p>
                <draw:g>
                  <svg:desc>DATALOG.I1:DATALOG.I3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2685185185185">
                <text:p>0.402685185185185</text:p>
              </table:table-cell>
              <table:table-cell office:value-type="float" office:value="90">
                <text:p>90</text:p>
              </table:table-cell>
              <table:table-cell office:value-type="float" office:value="0.420393518518507">
                <text:p>0.42039351851850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2708333333333">
                <text:p>0.402708333333333</text:p>
              </table:table-cell>
              <table:table-cell office:value-type="float" office:value="89">
                <text:p>89</text:p>
              </table:table-cell>
              <table:table-cell office:value-type="float" office:value="0.420509259259248">
                <text:p>0.420509259259248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2800925925926">
                <text:p>0.402800925925926</text:p>
              </table:table-cell>
              <table:table-cell office:value-type="float" office:value="90">
                <text:p>90</text:p>
              </table:table-cell>
              <table:table-cell office:value-type="float" office:value="0.420624999999988">
                <text:p>0.420624999999988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2916666666667">
                <text:p>0.402916666666667</text:p>
              </table:table-cell>
              <table:table-cell office:value-type="float" office:value="92">
                <text:p>92</text:p>
              </table:table-cell>
              <table:table-cell office:value-type="float" office:value="0.420740740740729">
                <text:p>0.420740740740729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3032407407407">
                <text:p>0.403032407407407</text:p>
              </table:table-cell>
              <table:table-cell office:value-type="float" office:value="95">
                <text:p>95</text:p>
              </table:table-cell>
              <table:table-cell office:value-type="float" office:value="0.42085648148147">
                <text:p>0.4208564814814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3148148148148">
                <text:p>0.403148148148148</text:p>
              </table:table-cell>
              <table:table-cell office:value-type="float" office:value="105">
                <text:p>105</text:p>
              </table:table-cell>
              <table:table-cell office:value-type="float" office:value="0.420972222222211">
                <text:p>0.42097222222221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3263888888889">
                <text:p>0.403263888888889</text:p>
              </table:table-cell>
              <table:table-cell office:value-type="float" office:value="112">
                <text:p>112</text:p>
              </table:table-cell>
              <table:table-cell office:value-type="float" office:value="0.421087962962951">
                <text:p>0.42108796296295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337962962963">
                <text:p>0.40337962962963</text:p>
              </table:table-cell>
              <table:table-cell office:value-type="float" office:value="111">
                <text:p>111</text:p>
              </table:table-cell>
              <table:table-cell office:value-type="float" office:value="0.421203703703692">
                <text:p>0.421203703703692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349537037037">
                <text:p>0.40349537037037</text:p>
              </table:table-cell>
              <table:table-cell office:value-type="float" office:value="108">
                <text:p>108</text:p>
              </table:table-cell>
              <table:table-cell office:value-type="float" office:value="0.421319444444433">
                <text:p>0.421319444444433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3611111111111">
                <text:p>0.403611111111111</text:p>
              </table:table-cell>
              <table:table-cell office:value-type="float" office:value="105">
                <text:p>105</text:p>
              </table:table-cell>
              <table:table-cell office:value-type="float" office:value="0.421435185185174">
                <text:p>0.421435185185174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3726851851852">
                <text:p>0.403726851851852</text:p>
              </table:table-cell>
              <table:table-cell office:value-type="float" office:value="103">
                <text:p>103</text:p>
              </table:table-cell>
              <table:table-cell office:value-type="float" office:value="0.421550925925914">
                <text:p>0.421550925925914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3842592592593">
                <text:p>0.403842592592593</text:p>
              </table:table-cell>
              <table:table-cell office:value-type="float" office:value="90">
                <text:p>90</text:p>
              </table:table-cell>
              <table:table-cell office:value-type="float" office:value="0.421666666666655">
                <text:p>0.421666666666655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3958333333333">
                <text:p>0.403958333333333</text:p>
              </table:table-cell>
              <table:table-cell office:value-type="float" office:value="90">
                <text:p>90</text:p>
              </table:table-cell>
              <table:table-cell office:value-type="float" office:value="0.421782407407396">
                <text:p>0.421782407407396</text:p>
              </table:table-cell>
              <table:table-cell office:value-type="float" office:value="105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4074074074074">
                <text:p>0.404074074074074</text:p>
              </table:table-cell>
              <table:table-cell office:value-type="float" office:value="90">
                <text:p>90</text:p>
              </table:table-cell>
              <table:table-cell office:value-type="float" office:value="0.421898148148137">
                <text:p>0.421898148148137</text:p>
              </table:table-cell>
              <table:table-cell office:value-type="float" office:value="105">
                <text:p>1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4189814814815">
                <text:p>0.404189814814815</text:p>
              </table:table-cell>
              <table:table-cell office:value-type="float" office:value="90">
                <text:p>90</text:p>
              </table:table-cell>
              <table:table-cell office:value-type="float" office:value="0.422013888888877">
                <text:p>0.422013888888877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4305555555556">
                <text:p>0.404305555555556</text:p>
              </table:table-cell>
              <table:table-cell office:value-type="float" office:value="93">
                <text:p>93</text:p>
              </table:table-cell>
              <table:table-cell office:value-type="float" office:value="0.422129629629618">
                <text:p>0.422129629629618</text:p>
              </table:table-cell>
              <table:table-cell office:value-type="float" office:value="105">
                <text:p>1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4421296296296">
                <text:p>0.404421296296296</text:p>
              </table:table-cell>
              <table:table-cell office:value-type="float" office:value="93">
                <text:p>93</text:p>
              </table:table-cell>
              <table:table-cell office:value-type="float" office:value="0.422245370370359">
                <text:p>0.422245370370359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4537037037037">
                <text:p>0.404537037037037</text:p>
              </table:table-cell>
              <table:table-cell office:value-type="float" office:value="94">
                <text:p>94</text:p>
              </table:table-cell>
              <table:table-cell office:value-type="float" office:value="0.4223611111111">
                <text:p>0.4223611111111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4652777777778">
                <text:p>0.404652777777778</text:p>
              </table:table-cell>
              <table:table-cell office:value-type="float" office:value="96">
                <text:p>96</text:p>
              </table:table-cell>
              <table:table-cell office:value-type="float" office:value="0.42247685185184">
                <text:p>0.42247685185184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4768518518519">
                <text:p>0.404768518518519</text:p>
              </table:table-cell>
              <table:table-cell office:value-type="float" office:value="97">
                <text:p>97</text:p>
              </table:table-cell>
              <table:table-cell office:value-type="float" office:value="0.422592592592581">
                <text:p>0.422592592592581</text:p>
              </table:table-cell>
              <table:table-cell office:value-type="float" office:value="105">
                <text:p>1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4884259259259">
                <text:p>0.404884259259259</text:p>
              </table:table-cell>
              <table:table-cell office:value-type="float" office:value="98">
                <text:p>98</text:p>
              </table:table-cell>
              <table:table-cell office:value-type="float" office:value="0.422708333333322">
                <text:p>0.422708333333322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5">
                <text:p>0.405</text:p>
              </table:table-cell>
              <table:table-cell office:value-type="float" office:value="97">
                <text:p>97</text:p>
              </table:table-cell>
              <table:table-cell office:value-type="float" office:value="0.422824074074063">
                <text:p>0.422824074074063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5115740740741">
                <text:p>0.405115740740741</text:p>
              </table:table-cell>
              <table:table-cell office:value-type="float" office:value="97">
                <text:p>97</text:p>
              </table:table-cell>
              <table:table-cell office:value-type="float" office:value="0.422939814814803">
                <text:p>0.422939814814803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5231481481482">
                <text:p>0.405231481481482</text:p>
              </table:table-cell>
              <table:table-cell office:value-type="float" office:value="97">
                <text:p>97</text:p>
              </table:table-cell>
              <table:table-cell office:value-type="float" office:value="0.423055555555544">
                <text:p>0.423055555555544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5347222222222">
                <text:p>0.405347222222222</text:p>
              </table:table-cell>
              <table:table-cell office:value-type="float" office:value="96">
                <text:p>96</text:p>
              </table:table-cell>
              <table:table-cell office:value-type="float" office:value="0.423171296296285">
                <text:p>0.423171296296285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5462962962963">
                <text:p>0.405462962962963</text:p>
              </table:table-cell>
              <table:table-cell office:value-type="float" office:value="95">
                <text:p>95</text:p>
              </table:table-cell>
              <table:table-cell office:value-type="float" office:value="0.423287037037025">
                <text:p>0.423287037037025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5578703703704">
                <text:p>0.405578703703704</text:p>
              </table:table-cell>
              <table:table-cell office:value-type="float" office:value="97">
                <text:p>97</text:p>
              </table:table-cell>
              <table:table-cell office:value-type="float" office:value="0.423402777777766">
                <text:p>0.423402777777766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5694444444444">
                <text:p>0.405694444444444</text:p>
              </table:table-cell>
              <table:table-cell office:value-type="float" office:value="101">
                <text:p>101</text:p>
              </table:table-cell>
              <table:table-cell office:value-type="float" office:value="0.423518518518507">
                <text:p>0.423518518518507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5810185185185">
                <text:p>0.405810185185185</text:p>
              </table:table-cell>
              <table:table-cell office:value-type="float" office:value="102">
                <text:p>102</text:p>
              </table:table-cell>
              <table:table-cell office:value-type="float" office:value="0.423634259259248">
                <text:p>0.423634259259248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925925925926">
                <text:p>0.405925925925926</text:p>
              </table:table-cell>
              <table:table-cell office:value-type="float" office:value="98">
                <text:p>98</text:p>
              </table:table-cell>
              <table:table-cell office:value-type="float" office:value="0.423749999999988">
                <text:p>0.423749999999988</text:p>
              </table:table-cell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6041666666667">
                <text:p>0.406041666666667</text:p>
              </table:table-cell>
              <table:table-cell office:value-type="float" office:value="97">
                <text:p>97</text:p>
              </table:table-cell>
              <table:table-cell office:value-type="float" office:value="0.423865740740729">
                <text:p>0.423865740740729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6157407407407">
                <text:p>0.406157407407407</text:p>
              </table:table-cell>
              <table:table-cell office:value-type="float" office:value="106">
                <text:p>106</text:p>
              </table:table-cell>
              <table:table-cell office:value-type="float" office:value="0.42398148148147">
                <text:p>0.42398148148147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6273148148148">
                <text:p>0.406273148148148</text:p>
              </table:table-cell>
              <table:table-cell office:value-type="float" office:value="105">
                <text:p>105</text:p>
              </table:table-cell>
              <table:table-cell office:value-type="float" office:value="0.424097222222211">
                <text:p>0.424097222222211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6388888888889">
                <text:p>0.406388888888889</text:p>
              </table:table-cell>
              <table:table-cell office:value-type="float" office:value="106">
                <text:p>106</text:p>
              </table:table-cell>
              <table:table-cell office:value-type="float" office:value="0.424212962962951">
                <text:p>0.424212962962951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650462962963">
                <text:p>0.40650462962963</text:p>
              </table:table-cell>
              <table:table-cell office:value-type="float" office:value="103">
                <text:p>103</text:p>
              </table:table-cell>
              <table:table-cell office:value-type="float" office:value="0.424328703703692">
                <text:p>0.424328703703692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662037037037">
                <text:p>0.40662037037037</text:p>
              </table:table-cell>
              <table:table-cell office:value-type="float" office:value="105">
                <text:p>105</text:p>
              </table:table-cell>
              <table:table-cell office:value-type="float" office:value="0.424444444444433">
                <text:p>0.424444444444433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6736111111111">
                <text:p>0.406736111111111</text:p>
              </table:table-cell>
              <table:table-cell office:value-type="float" office:value="103">
                <text:p>103</text:p>
              </table:table-cell>
              <table:table-cell office:value-type="float" office:value="0.424560185185174">
                <text:p>0.42456018518517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6851851851852">
                <text:p>0.406851851851852</text:p>
              </table:table-cell>
              <table:table-cell office:value-type="float" office:value="102">
                <text:p>102</text:p>
              </table:table-cell>
              <table:table-cell office:value-type="float" office:value="0.424675925925914">
                <text:p>0.42467592592591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6967592592593">
                <text:p>0.406967592592593</text:p>
              </table:table-cell>
              <table:table-cell office:value-type="float" office:value="104">
                <text:p>104</text:p>
              </table:table-cell>
              <table:table-cell office:value-type="float" office:value="0.424791666666655">
                <text:p>0.424791666666655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7083333333333">
                <text:p>0.407083333333333</text:p>
              </table:table-cell>
              <table:table-cell office:value-type="float" office:value="101">
                <text:p>101</text:p>
              </table:table-cell>
              <table:table-cell office:value-type="float" office:value="0.424907407407396">
                <text:p>0.42490740740739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7199074074074">
                <text:p>0.407199074074074</text:p>
              </table:table-cell>
              <table:table-cell office:value-type="float" office:value="103">
                <text:p>103</text:p>
              </table:table-cell>
              <table:table-cell office:value-type="float" office:value="0.425023148148137">
                <text:p>0.425023148148137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7314814814815">
                <text:p>0.407314814814815</text:p>
              </table:table-cell>
              <table:table-cell office:value-type="float" office:value="101">
                <text:p>101</text:p>
              </table:table-cell>
              <table:table-cell office:value-type="float" office:value="0.425138888888877">
                <text:p>0.42513888888887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7430555555556">
                <text:p>0.407430555555556</text:p>
              </table:table-cell>
              <table:table-cell office:value-type="float" office:value="101">
                <text:p>101</text:p>
              </table:table-cell>
              <table:table-cell office:value-type="float" office:value="0.425254629629618">
                <text:p>0.425254629629618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7546296296296">
                <text:p>0.407546296296296</text:p>
              </table:table-cell>
              <table:table-cell office:value-type="float" office:value="104">
                <text:p>104</text:p>
              </table:table-cell>
              <table:table-cell office:value-type="float" office:value="0.425370370370359">
                <text:p>0.425370370370359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7662037037037">
                <text:p>0.407662037037037</text:p>
              </table:table-cell>
              <table:table-cell office:value-type="float" office:value="104">
                <text:p>104</text:p>
              </table:table-cell>
              <table:table-cell office:value-type="float" office:value="0.4254861111111">
                <text:p>0.4254861111111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7777777777778">
                <text:p>0.407777777777778</text:p>
              </table:table-cell>
              <table:table-cell office:value-type="float" office:value="104">
                <text:p>104</text:p>
              </table:table-cell>
              <table:table-cell office:value-type="float" office:value="0.42560185185184">
                <text:p>0.42560185185184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7893518518519">
                <text:p>0.407893518518519</text:p>
              </table:table-cell>
              <table:table-cell office:value-type="float" office:value="106">
                <text:p>106</text:p>
              </table:table-cell>
              <table:table-cell office:value-type="float" office:value="0.425717592592581">
                <text:p>0.425717592592581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8009259259259">
                <text:p>0.408009259259259</text:p>
              </table:table-cell>
              <table:table-cell office:value-type="float" office:value="107">
                <text:p>107</text:p>
              </table:table-cell>
              <table:table-cell office:value-type="float" office:value="0.425833333333322">
                <text:p>0.425833333333322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8125">
                <text:p>0.408125</text:p>
              </table:table-cell>
              <table:table-cell office:value-type="float" office:value="106">
                <text:p>106</text:p>
              </table:table-cell>
              <table:table-cell office:value-type="float" office:value="0.425949074074063">
                <text:p>0.425949074074063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8240740740741">
                <text:p>0.408240740740741</text:p>
              </table:table-cell>
              <table:table-cell office:value-type="float" office:value="103">
                <text:p>103</text:p>
              </table:table-cell>
              <table:table-cell office:value-type="float" office:value="0.426064814814803">
                <text:p>0.426064814814803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8356481481482">
                <text:p>0.408356481481482</text:p>
              </table:table-cell>
              <table:table-cell office:value-type="float" office:value="105">
                <text:p>105</text:p>
              </table:table-cell>
              <table:table-cell office:value-type="float" office:value="0.426180555555544">
                <text:p>0.426180555555544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8472222222222">
                <text:p>0.408472222222222</text:p>
              </table:table-cell>
              <table:table-cell office:value-type="float" office:value="107">
                <text:p>107</text:p>
              </table:table-cell>
              <table:table-cell office:value-type="float" office:value="0.426296296296285">
                <text:p>0.426296296296285</text:p>
              </table:table-cell>
              <table:table-cell office:value-type="float" office:value="105">
                <text:p>1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8587962962963">
                <text:p>0.408587962962963</text:p>
              </table:table-cell>
              <table:table-cell office:value-type="float" office:value="108">
                <text:p>108</text:p>
              </table:table-cell>
              <table:table-cell office:value-type="float" office:value="0.426412037037025">
                <text:p>0.426412037037025</text:p>
              </table:table-cell>
              <table:table-cell office:value-type="float" office:value="105">
                <text:p>1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8703703703704">
                <text:p>0.408703703703704</text:p>
              </table:table-cell>
              <table:table-cell office:value-type="float" office:value="106">
                <text:p>106</text:p>
              </table:table-cell>
              <table:table-cell office:value-type="float" office:value="0.426527777777766">
                <text:p>0.426527777777766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8819444444444">
                <text:p>0.408819444444444</text:p>
              </table:table-cell>
              <table:table-cell office:value-type="float" office:value="106">
                <text:p>106</text:p>
              </table:table-cell>
              <table:table-cell office:value-type="float" office:value="0.426643518518507">
                <text:p>0.426643518518507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8935185185185">
                <text:p>0.408935185185185</text:p>
              </table:table-cell>
              <table:table-cell office:value-type="float" office:value="107">
                <text:p>107</text:p>
              </table:table-cell>
              <table:table-cell office:value-type="float" office:value="0.426759259259248">
                <text:p>0.426759259259248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9050925925926">
                <text:p>0.409050925925926</text:p>
              </table:table-cell>
              <table:table-cell office:value-type="float" office:value="106">
                <text:p>106</text:p>
              </table:table-cell>
              <table:table-cell office:value-type="float" office:value="0.426874999999988">
                <text:p>0.426874999999988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9166666666667">
                <text:p>0.409166666666667</text:p>
              </table:table-cell>
              <table:table-cell office:value-type="float" office:value="106">
                <text:p>106</text:p>
              </table:table-cell>
              <table:table-cell office:value-type="float" office:value="0.426990740740729">
                <text:p>0.426990740740729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9282407407407">
                <text:p>0.409282407407407</text:p>
              </table:table-cell>
              <table:table-cell office:value-type="float" office:value="109">
                <text:p>109</text:p>
              </table:table-cell>
              <table:table-cell office:value-type="float" office:value="0.42710648148147">
                <text:p>0.4271064814814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9398148148148">
                <text:p>0.409398148148148</text:p>
              </table:table-cell>
              <table:table-cell office:value-type="float" office:value="107">
                <text:p>107</text:p>
              </table:table-cell>
              <table:table-cell office:value-type="float" office:value="0.427222222222211">
                <text:p>0.427222222222211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9513888888889">
                <text:p>0.409513888888889</text:p>
              </table:table-cell>
              <table:table-cell office:value-type="float" office:value="108">
                <text:p>108</text:p>
              </table:table-cell>
              <table:table-cell office:value-type="float" office:value="0.427337962962951">
                <text:p>0.427337962962951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962962962963">
                <text:p>0.40962962962963</text:p>
              </table:table-cell>
              <table:table-cell office:value-type="float" office:value="107">
                <text:p>107</text:p>
              </table:table-cell>
              <table:table-cell office:value-type="float" office:value="0.427453703703692">
                <text:p>0.427453703703692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974537037037">
                <text:p>0.40974537037037</text:p>
              </table:table-cell>
              <table:table-cell office:value-type="float" office:value="107">
                <text:p>107</text:p>
              </table:table-cell>
              <table:table-cell office:value-type="float" office:value="0.427569444444433">
                <text:p>0.427569444444433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9861111111111">
                <text:p>0.409861111111111</text:p>
              </table:table-cell>
              <table:table-cell office:value-type="float" office:value="108">
                <text:p>108</text:p>
              </table:table-cell>
              <table:table-cell office:value-type="float" office:value="0.427685185185174">
                <text:p>0.427685185185174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9976851851852">
                <text:p>0.409976851851852</text:p>
              </table:table-cell>
              <table:table-cell office:value-type="float" office:value="110">
                <text:p>110</text:p>
              </table:table-cell>
              <table:table-cell office:value-type="float" office:value="0.427800925925914">
                <text:p>0.427800925925914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0092592592593">
                <text:p>0.410092592592593</text:p>
              </table:table-cell>
              <table:table-cell office:value-type="float" office:value="108">
                <text:p>108</text:p>
              </table:table-cell>
              <table:table-cell office:value-type="float" office:value="0.427916666666655">
                <text:p>0.427916666666655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0208333333333">
                <text:p>0.410208333333333</text:p>
              </table:table-cell>
              <table:table-cell office:value-type="float" office:value="108">
                <text:p>108</text:p>
              </table:table-cell>
              <table:table-cell office:value-type="float" office:value="0.428032407407396">
                <text:p>0.42803240740739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0324074074074">
                <text:p>0.410324074074074</text:p>
              </table:table-cell>
              <table:table-cell office:value-type="float" office:value="109">
                <text:p>109</text:p>
              </table:table-cell>
              <table:table-cell office:value-type="float" office:value="0.428148148148137">
                <text:p>0.428148148148137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0439814814815">
                <text:p>0.410439814814815</text:p>
              </table:table-cell>
              <table:table-cell office:value-type="float" office:value="115">
                <text:p>115</text:p>
              </table:table-cell>
              <table:table-cell office:value-type="float" office:value="0.428263888888877">
                <text:p>0.428263888888877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0555555555556">
                <text:p>0.410555555555556</text:p>
              </table:table-cell>
              <table:table-cell office:value-type="float" office:value="119">
                <text:p>119</text:p>
              </table:table-cell>
              <table:table-cell office:value-type="float" office:value="0.428379629629618">
                <text:p>0.428379629629618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0671296296296">
                <text:p>0.410671296296296</text:p>
              </table:table-cell>
              <table:table-cell office:value-type="float" office:value="119">
                <text:p>119</text:p>
              </table:table-cell>
              <table:table-cell office:value-type="float" office:value="0.428495370370359">
                <text:p>0.428495370370359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0787037037037">
                <text:p>0.410787037037037</text:p>
              </table:table-cell>
              <table:table-cell office:value-type="float" office:value="115">
                <text:p>115</text:p>
              </table:table-cell>
              <table:table-cell office:value-type="float" office:value="0.4286111111111">
                <text:p>0.4286111111111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0902777777778">
                <text:p>0.410902777777778</text:p>
              </table:table-cell>
              <table:table-cell office:value-type="float" office:value="113">
                <text:p>113</text:p>
              </table:table-cell>
              <table:table-cell office:value-type="float" office:value="0.42872685185184">
                <text:p>0.42872685185184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1018518518519">
                <text:p>0.411018518518519</text:p>
              </table:table-cell>
              <table:table-cell office:value-type="float" office:value="113">
                <text:p>113</text:p>
              </table:table-cell>
              <table:table-cell office:value-type="float" office:value="0.428842592592581">
                <text:p>0.428842592592581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1134259259259">
                <text:p>0.411134259259259</text:p>
              </table:table-cell>
              <table:table-cell office:value-type="float" office:value="112">
                <text:p>112</text:p>
              </table:table-cell>
              <table:table-cell office:value-type="float" office:value="0.428958333333322">
                <text:p>0.428958333333322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125">
                <text:p>0.41125</text:p>
              </table:table-cell>
              <table:table-cell office:value-type="float" office:value="113">
                <text:p>113</text:p>
              </table:table-cell>
              <table:table-cell office:value-type="float" office:value="0.429074074074063">
                <text:p>0.429074074074063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1365740740741">
                <text:p>0.411365740740741</text:p>
              </table:table-cell>
              <table:table-cell office:value-type="float" office:value="112">
                <text:p>112</text:p>
              </table:table-cell>
              <table:table-cell office:value-type="float" office:value="0.429189814814803">
                <text:p>0.429189814814803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1481481481481">
                <text:p>0.411481481481481</text:p>
              </table:table-cell>
              <table:table-cell office:value-type="float" office:value="112">
                <text:p>112</text:p>
              </table:table-cell>
              <table:table-cell office:value-type="float" office:value="0.429305555555544">
                <text:p>0.429305555555544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1597222222222">
                <text:p>0.411597222222222</text:p>
              </table:table-cell>
              <table:table-cell office:value-type="float" office:value="112">
                <text:p>112</text:p>
              </table:table-cell>
              <table:table-cell office:value-type="float" office:value="0.429421296296285">
                <text:p>0.429421296296285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1712962962963">
                <text:p>0.411712962962963</text:p>
              </table:table-cell>
              <table:table-cell office:value-type="float" office:value="113">
                <text:p>113</text:p>
              </table:table-cell>
              <table:table-cell office:value-type="float" office:value="0.429537037037025">
                <text:p>0.429537037037025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1828703703704">
                <text:p>0.411828703703704</text:p>
              </table:table-cell>
              <table:table-cell office:value-type="float" office:value="112">
                <text:p>112</text:p>
              </table:table-cell>
              <table:table-cell office:value-type="float" office:value="0.429652777777766">
                <text:p>0.429652777777766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1944444444444">
                <text:p>0.411944444444444</text:p>
              </table:table-cell>
              <table:table-cell office:value-type="float" office:value="112">
                <text:p>112</text:p>
              </table:table-cell>
              <table:table-cell office:value-type="float" office:value="0.429768518518507">
                <text:p>0.429768518518507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2060185185185">
                <text:p>0.412060185185185</text:p>
              </table:table-cell>
              <table:table-cell office:value-type="float" office:value="113">
                <text:p>113</text:p>
              </table:table-cell>
              <table:table-cell office:value-type="float" office:value="0.429884259259248">
                <text:p>0.429884259259248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2175925925926">
                <text:p>0.412175925925926</text:p>
              </table:table-cell>
              <table:table-cell office:value-type="float" office:value="112">
                <text:p>112</text:p>
              </table:table-cell>
              <table:table-cell office:value-type="float" office:value="0.429999999999988">
                <text:p>0.429999999999988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2291666666667">
                <text:p>0.412291666666667</text:p>
              </table:table-cell>
              <table:table-cell office:value-type="float" office:value="108">
                <text:p>108</text:p>
              </table:table-cell>
              <table:table-cell office:value-type="float" office:value="0.430115740740729">
                <text:p>0.430115740740729</text:p>
              </table:table-cell>
              <table:table-cell office:value-type="float" office:value="105">
                <text:p>1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2407407407407">
                <text:p>0.412407407407407</text:p>
              </table:table-cell>
              <table:table-cell office:value-type="float" office:value="107">
                <text:p>107</text:p>
              </table:table-cell>
              <table:table-cell office:value-type="float" office:value="0.43023148148147">
                <text:p>0.43023148148147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2523148148148">
                <text:p>0.412523148148148</text:p>
              </table:table-cell>
              <table:table-cell office:value-type="float" office:value="107">
                <text:p>107</text:p>
              </table:table-cell>
              <table:table-cell office:value-type="float" office:value="0.430347222222211">
                <text:p>0.43034722222221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2638888888889">
                <text:p>0.412638888888889</text:p>
              </table:table-cell>
              <table:table-cell office:value-type="float" office:value="106">
                <text:p>106</text:p>
              </table:table-cell>
              <table:table-cell office:value-type="float" office:value="0.430462962962951">
                <text:p>0.430462962962951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275462962963">
                <text:p>0.41275462962963</text:p>
              </table:table-cell>
              <table:table-cell office:value-type="float" office:value="107">
                <text:p>107</text:p>
              </table:table-cell>
              <table:table-cell office:value-type="float" office:value="0.430578703703692">
                <text:p>0.430578703703692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287037037037">
                <text:p>0.41287037037037</text:p>
              </table:table-cell>
              <table:table-cell office:value-type="float" office:value="107">
                <text:p>107</text:p>
              </table:table-cell>
              <table:table-cell office:value-type="float" office:value="0.430694444444433">
                <text:p>0.430694444444433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2986111111111">
                <text:p>0.412986111111111</text:p>
              </table:table-cell>
              <table:table-cell office:value-type="float" office:value="108">
                <text:p>108</text:p>
              </table:table-cell>
              <table:table-cell office:value-type="float" office:value="0.430810185185174">
                <text:p>0.43081018518517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13101851851852">
                <text:p>0.413101851851852</text:p>
              </table:table-cell>
              <table:table-cell office:value-type="float" office:value="109">
                <text:p>109</text:p>
              </table:table-cell>
              <table:table-cell office:value-type="float" office:value="0.430925925925914">
                <text:p>0.430925925925914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13217592592593">
                <text:p>0.413217592592593</text:p>
              </table:table-cell>
              <table:table-cell office:value-type="float" office:value="106">
                <text:p>106</text:p>
              </table:table-cell>
              <table:table-cell office:value-type="float" office:value="0.431041666666655">
                <text:p>0.431041666666655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107">
                <text:p>107</text:p>
              </table:table-cell>
              <table:table-cell office:value-type="float" office:value="0.431157407407396">
                <text:p>0.43115740740739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13449074074074">
                <text:p>0.413449074074074</text:p>
              </table:table-cell>
              <table:table-cell office:value-type="float" office:value="106">
                <text:p>106</text:p>
              </table:table-cell>
              <table:table-cell office:value-type="float" office:value="0.431273148148137">
                <text:p>0.431273148148137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3564814814815">
                <text:p>0.413564814814815</text:p>
              </table:table-cell>
              <table:table-cell office:value-type="float" office:value="106">
                <text:p>106</text:p>
              </table:table-cell>
              <table:table-cell office:value-type="float" office:value="0.431388888888877">
                <text:p>0.431388888888877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13680555555556">
                <text:p>0.413680555555556</text:p>
              </table:table-cell>
              <table:table-cell office:value-type="float" office:value="106">
                <text:p>106</text:p>
              </table:table-cell>
              <table:table-cell office:value-type="float" office:value="0.431504629629618">
                <text:p>0.431504629629618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3796296296296">
                <text:p>0.413796296296296</text:p>
              </table:table-cell>
              <table:table-cell office:value-type="float" office:value="107">
                <text:p>107</text:p>
              </table:table-cell>
              <table:table-cell office:value-type="float" office:value="0.431620370370359">
                <text:p>0.431620370370359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3912037037037">
                <text:p>0.413912037037037</text:p>
              </table:table-cell>
              <table:table-cell office:value-type="float" office:value="108">
                <text:p>108</text:p>
              </table:table-cell>
              <table:table-cell office:value-type="float" office:value="0.4317361111111">
                <text:p>0.4317361111111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14027777777778">
                <text:p>0.414027777777778</text:p>
              </table:table-cell>
              <table:table-cell office:value-type="float" office:value="110">
                <text:p>110</text:p>
              </table:table-cell>
              <table:table-cell office:value-type="float" office:value="0.43185185185184">
                <text:p>0.43185185185184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4143518518519">
                <text:p>0.414143518518519</text:p>
              </table:table-cell>
              <table:table-cell office:value-type="float" office:value="109">
                <text:p>109</text:p>
              </table:table-cell>
              <table:table-cell office:value-type="float" office:value="0.431967592592581">
                <text:p>0.431967592592581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4259259259259">
                <text:p>0.414259259259259</text:p>
              </table:table-cell>
              <table:table-cell office:value-type="float" office:value="109">
                <text:p>109</text:p>
              </table:table-cell>
              <table:table-cell office:value-type="float" office:value="0.432083333333322">
                <text:p>0.432083333333322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14375">
                <text:p>0.414375</text:p>
              </table:table-cell>
              <table:table-cell office:value-type="float" office:value="110">
                <text:p>110</text:p>
              </table:table-cell>
              <table:table-cell office:value-type="float" office:value="0.432199074074063">
                <text:p>0.432199074074063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14490740740741">
                <text:p>0.414490740740741</text:p>
              </table:table-cell>
              <table:table-cell office:value-type="float" office:value="111">
                <text:p>111</text:p>
              </table:table-cell>
              <table:table-cell office:value-type="float" office:value="0.432314814814803">
                <text:p>0.432314814814803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14606481481481">
                <text:p>0.414606481481481</text:p>
              </table:table-cell>
              <table:table-cell office:value-type="float" office:value="114">
                <text:p>114</text:p>
              </table:table-cell>
              <table:table-cell office:value-type="float" office:value="0.432430555555544">
                <text:p>0.432430555555544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4722222222222">
                <text:p>0.414722222222222</text:p>
              </table:table-cell>
              <table:table-cell office:value-type="float" office:value="117">
                <text:p>117</text:p>
              </table:table-cell>
              <table:table-cell office:value-type="float" office:value="0.432546296296285">
                <text:p>0.432546296296285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14837962962963">
                <text:p>0.414837962962963</text:p>
              </table:table-cell>
              <table:table-cell office:value-type="float" office:value="117">
                <text:p>117</text:p>
              </table:table-cell>
              <table:table-cell office:value-type="float" office:value="0.432662037037025">
                <text:p>0.432662037037025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14953703703704">
                <text:p>0.414953703703704</text:p>
              </table:table-cell>
              <table:table-cell office:value-type="float" office:value="116">
                <text:p>116</text:p>
              </table:table-cell>
              <table:table-cell office:value-type="float" office:value="0.432777777777766">
                <text:p>0.432777777777766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15069444444444">
                <text:p>0.415069444444444</text:p>
              </table:table-cell>
              <table:table-cell office:value-type="float" office:value="114">
                <text:p>114</text:p>
              </table:table-cell>
              <table:table-cell office:value-type="float" office:value="0.432893518518507">
                <text:p>0.432893518518507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15185185185185">
                <text:p>0.415185185185185</text:p>
              </table:table-cell>
              <table:table-cell office:value-type="float" office:value="114">
                <text:p>114</text:p>
              </table:table-cell>
              <table:table-cell office:value-type="float" office:value="0.433009259259248">
                <text:p>0.433009259259248</text:p>
              </table:table-cell>
              <table:table-cell office:value-type="float" office:value="105">
                <text:p>1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5300925925926">
                <text:p>0.415300925925926</text:p>
              </table:table-cell>
              <table:table-cell office:value-type="float" office:value="115">
                <text:p>115</text:p>
              </table:table-cell>
              <table:table-cell office:value-type="float" office:value="0.433124999999988">
                <text:p>0.433124999999988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5416666666667">
                <text:p>0.415416666666667</text:p>
              </table:table-cell>
              <table:table-cell office:value-type="float" office:value="115">
                <text:p>115</text:p>
              </table:table-cell>
              <table:table-cell office:value-type="float" office:value="0.433240740740729">
                <text:p>0.43324074074072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5532407407407">
                <text:p>0.415532407407407</text:p>
              </table:table-cell>
              <table:table-cell office:value-type="float" office:value="115">
                <text:p>115</text:p>
              </table:table-cell>
              <table:table-cell office:value-type="float" office:value="0.43335648148147">
                <text:p>0.4333564814814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15648148148148">
                <text:p>0.415648148148148</text:p>
              </table:table-cell>
              <table:table-cell office:value-type="float" office:value="115">
                <text:p>115</text:p>
              </table:table-cell>
              <table:table-cell office:value-type="float" office:value="0.433472222222211">
                <text:p>0.433472222222211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15763888888889">
                <text:p>0.415763888888889</text:p>
              </table:table-cell>
              <table:table-cell office:value-type="float" office:value="115">
                <text:p>115</text:p>
              </table:table-cell>
              <table:table-cell office:value-type="float" office:value="0.433587962962951">
                <text:p>0.433587962962951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1587962962963">
                <text:p>0.41587962962963</text:p>
              </table:table-cell>
              <table:table-cell office:value-type="float" office:value="115">
                <text:p>115</text:p>
              </table:table-cell>
              <table:table-cell office:value-type="float" office:value="0.433703703703692">
                <text:p>0.433703703703692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1599537037037">
                <text:p>0.41599537037037</text:p>
              </table:table-cell>
              <table:table-cell office:value-type="float" office:value="114">
                <text:p>114</text:p>
              </table:table-cell>
              <table:table-cell office:value-type="float" office:value="0.433819444444433">
                <text:p>0.433819444444433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16111111111111">
                <text:p>0.416111111111111</text:p>
              </table:table-cell>
              <table:table-cell office:value-type="float" office:value="113">
                <text:p>113</text:p>
              </table:table-cell>
              <table:table-cell office:value-type="float" office:value="0.433935185185174">
                <text:p>0.433935185185174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16226851851852">
                <text:p>0.416226851851852</text:p>
              </table:table-cell>
              <table:table-cell office:value-type="float" office:value="110">
                <text:p>110</text:p>
              </table:table-cell>
              <table:table-cell office:value-type="float" office:value="0.434050925925914">
                <text:p>0.434050925925914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16342592592593">
                <text:p>0.416342592592593</text:p>
              </table:table-cell>
              <table:table-cell office:value-type="float" office:value="108">
                <text:p>108</text:p>
              </table:table-cell>
              <table:table-cell office:value-type="float" office:value="0.434166666666655">
                <text:p>0.434166666666655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6458333333333">
                <text:p>0.416458333333333</text:p>
              </table:table-cell>
              <table:table-cell office:value-type="float" office:value="108">
                <text:p>108</text:p>
              </table:table-cell>
              <table:table-cell office:value-type="float" office:value="0.434282407407396">
                <text:p>0.434282407407396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16574074074074">
                <text:p>0.416574074074074</text:p>
              </table:table-cell>
              <table:table-cell office:value-type="float" office:value="107">
                <text:p>107</text:p>
              </table:table-cell>
              <table:table-cell office:value-type="float" office:value="0.434398148148137">
                <text:p>0.434398148148137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16689814814815">
                <text:p>0.416689814814815</text:p>
              </table:table-cell>
              <table:table-cell office:value-type="float" office:value="109">
                <text:p>109</text:p>
              </table:table-cell>
              <table:table-cell office:value-type="float" office:value="0.434513888888877">
                <text:p>0.434513888888877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16805555555556">
                <text:p>0.416805555555556</text:p>
              </table:table-cell>
              <table:table-cell office:value-type="float" office:value="107">
                <text:p>107</text:p>
              </table:table-cell>
              <table:table-cell office:value-type="float" office:value="0.434629629629618">
                <text:p>0.434629629629618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16921296296296">
                <text:p>0.416921296296296</text:p>
              </table:table-cell>
              <table:table-cell office:value-type="float" office:value="108">
                <text:p>108</text:p>
              </table:table-cell>
              <table:table-cell office:value-type="float" office:value="0.434745370370359">
                <text:p>0.434745370370359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17037037037037">
                <text:p>0.417037037037037</text:p>
              </table:table-cell>
              <table:table-cell office:value-type="float" office:value="109">
                <text:p>109</text:p>
              </table:table-cell>
              <table:table-cell office:value-type="float" office:value="0.4348611111111">
                <text:p>0.4348611111111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7152777777778">
                <text:p>0.417152777777778</text:p>
              </table:table-cell>
              <table:table-cell office:value-type="float" office:value="109">
                <text:p>109</text:p>
              </table:table-cell>
              <table:table-cell office:value-type="float" office:value="0.43497685185184">
                <text:p>0.43497685185184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17268518518519">
                <text:p>0.417268518518519</text:p>
              </table:table-cell>
              <table:table-cell office:value-type="float" office:value="107">
                <text:p>107</text:p>
              </table:table-cell>
              <table:table-cell office:value-type="float" office:value="0.435092592592581">
                <text:p>0.435092592592581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17384259259259">
                <text:p>0.417384259259259</text:p>
              </table:table-cell>
              <table:table-cell office:value-type="float" office:value="109">
                <text:p>109</text:p>
              </table:table-cell>
              <table:table-cell office:value-type="float" office:value="0.435208333333322">
                <text:p>0.435208333333322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175">
                <text:p>0.4175</text:p>
              </table:table-cell>
              <table:table-cell office:value-type="float" office:value="108">
                <text:p>108</text:p>
              </table:table-cell>
              <table:table-cell office:value-type="float" office:value="0.435324074074063">
                <text:p>0.435324074074063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17615740740741">
                <text:p>0.417615740740741</text:p>
              </table:table-cell>
              <table:table-cell office:value-type="float" office:value="105">
                <text:p>105</text:p>
              </table:table-cell>
              <table:table-cell office:value-type="float" office:value="0.435439814814803">
                <text:p>0.435439814814803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7731481481482">
                <text:p>0.417731481481482</text:p>
              </table:table-cell>
              <table:table-cell office:value-type="float" office:value="106">
                <text:p>106</text:p>
              </table:table-cell>
              <table:table-cell office:value-type="float" office:value="0.435555555555544">
                <text:p>0.43555555555554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7847222222222">
                <text:p>0.417847222222222</text:p>
              </table:table-cell>
              <table:table-cell office:value-type="float" office:value="108">
                <text:p>108</text:p>
              </table:table-cell>
              <table:table-cell office:value-type="float" office:value="0.435671296296285">
                <text:p>0.435671296296285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17962962962963">
                <text:p>0.417962962962963</text:p>
              </table:table-cell>
              <table:table-cell office:value-type="float" office:value="108">
                <text:p>108</text:p>
              </table:table-cell>
              <table:table-cell office:value-type="float" office:value="0.435787037037025">
                <text:p>0.435787037037025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18078703703704">
                <text:p>0.418078703703704</text:p>
              </table:table-cell>
              <table:table-cell office:value-type="float" office:value="108">
                <text:p>108</text:p>
              </table:table-cell>
              <table:table-cell office:value-type="float" office:value="0.435902777777766">
                <text:p>0.43590277777776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18194444444444">
                <text:p>0.418194444444444</text:p>
              </table:table-cell>
              <table:table-cell office:value-type="float" office:value="108">
                <text:p>108</text:p>
              </table:table-cell>
              <table:table-cell office:value-type="float" office:value="0.436018518518507">
                <text:p>0.436018518518507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8310185185185">
                <text:p>0.418310185185185</text:p>
              </table:table-cell>
              <table:table-cell office:value-type="float" office:value="110">
                <text:p>110</text:p>
              </table:table-cell>
              <table:table-cell office:value-type="float" office:value="0.436134259259248">
                <text:p>0.436134259259248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18425925925926">
                <text:p>0.418425925925926</text:p>
              </table:table-cell>
              <table:table-cell office:value-type="float" office:value="110">
                <text:p>110</text:p>
              </table:table-cell>
              <table:table-cell office:value-type="float" office:value="0.436249999999988">
                <text:p>0.436249999999988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18541666666667">
                <text:p>0.418541666666667</text:p>
              </table:table-cell>
              <table:table-cell office:value-type="float" office:value="110">
                <text:p>110</text:p>
              </table:table-cell>
              <table:table-cell office:value-type="float" office:value="0.436365740740729">
                <text:p>0.436365740740729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18657407407407">
                <text:p>0.418657407407407</text:p>
              </table:table-cell>
              <table:table-cell office:value-type="float" office:value="110">
                <text:p>110</text:p>
              </table:table-cell>
              <table:table-cell office:value-type="float" office:value="0.43648148148147">
                <text:p>0.43648148148147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8773148148148">
                <text:p>0.418773148148148</text:p>
              </table:table-cell>
              <table:table-cell office:value-type="float" office:value="109">
                <text:p>109</text:p>
              </table:table-cell>
              <table:table-cell office:value-type="float" office:value="0.436597222222211">
                <text:p>0.436597222222211</text:p>
              </table:table-cell>
              <table:table-cell office:value-type="float" office:value="105">
                <text:p>1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18888888888889">
                <text:p>0.418888888888889</text:p>
              </table:table-cell>
              <table:table-cell office:value-type="float" office:value="110">
                <text:p>110</text:p>
              </table:table-cell>
              <table:table-cell office:value-type="float" office:value="0.436712962962951">
                <text:p>0.436712962962951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1900462962963">
                <text:p>0.41900462962963</text:p>
              </table:table-cell>
              <table:table-cell office:value-type="float" office:value="110">
                <text:p>110</text:p>
              </table:table-cell>
              <table:table-cell office:value-type="float" office:value="0.436828703703692">
                <text:p>0.436828703703692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1912037037037">
                <text:p>0.41912037037037</text:p>
              </table:table-cell>
              <table:table-cell office:value-type="float" office:value="112">
                <text:p>112</text:p>
              </table:table-cell>
              <table:table-cell office:value-type="float" office:value="0.436944444444433">
                <text:p>0.436944444444433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92361111111">
                <text:p>0.4192361111111</text:p>
              </table:table-cell>
              <table:table-cell office:value-type="float" office:value="112">
                <text:p>112</text:p>
              </table:table-cell>
              <table:table-cell office:value-type="float" office:value="0.437060185185174">
                <text:p>0.437060185185174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1935185185184">
                <text:p>0.41935185185184</text:p>
              </table:table-cell>
              <table:table-cell office:value-type="float" office:value="111">
                <text:p>111</text:p>
              </table:table-cell>
              <table:table-cell office:value-type="float" office:value="0.437175925925914">
                <text:p>0.437175925925914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19467592592581">
                <text:p>0.419467592592581</text:p>
              </table:table-cell>
              <table:table-cell office:value-type="float" office:value="111">
                <text:p>111</text:p>
              </table:table-cell>
              <table:table-cell office:value-type="float" office:value="0.437291666666655">
                <text:p>0.437291666666655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9583333333322">
                <text:p>0.419583333333322</text:p>
              </table:table-cell>
              <table:table-cell office:value-type="float" office:value="112">
                <text:p>112</text:p>
              </table:table-cell>
              <table:table-cell office:value-type="float" office:value="0.437407407407396">
                <text:p>0.43740740740739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9699074074063">
                <text:p>0.419699074074063</text:p>
              </table:table-cell>
              <table:table-cell office:value-type="float" office:value="111">
                <text:p>111</text:p>
              </table:table-cell>
              <table:table-cell office:value-type="float" office:value="0.437523148148137">
                <text:p>0.437523148148137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19814814814803">
                <text:p>0.419814814814803</text:p>
              </table:table-cell>
              <table:table-cell office:value-type="float" office:value="111">
                <text:p>111</text:p>
              </table:table-cell>
              <table:table-cell office:value-type="float" office:value="0.437638888888877">
                <text:p>0.437638888888877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19930555555544">
                <text:p>0.419930555555544</text:p>
              </table:table-cell>
              <table:table-cell office:value-type="float" office:value="111">
                <text:p>111</text:p>
              </table:table-cell>
              <table:table-cell office:value-type="float" office:value="0.437754629629618">
                <text:p>0.437754629629618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20046296296285">
                <text:p>0.420046296296285</text:p>
              </table:table-cell>
              <table:table-cell office:value-type="float" office:value="110">
                <text:p>110</text:p>
              </table:table-cell>
              <table:table-cell office:value-type="float" office:value="0.437870370370359">
                <text:p>0.437870370370359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20162037037025">
                <text:p>0.420162037037025</text:p>
              </table:table-cell>
              <table:table-cell office:value-type="float" office:value="110">
                <text:p>110</text:p>
              </table:table-cell>
              <table:table-cell office:value-type="float" office:value="0.4379861111111">
                <text:p>0.4379861111111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20277777777766">
                <text:p>0.420277777777766</text:p>
              </table:table-cell>
              <table:table-cell office:value-type="float" office:value="109">
                <text:p>109</text:p>
              </table:table-cell>
              <table:table-cell office:value-type="float" office:value="0.43810185185184">
                <text:p>0.4381018518518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20393518518507">
                <text:p>0.420393518518507</text:p>
              </table:table-cell>
              <table:table-cell office:value-type="float" office:value="109">
                <text:p>109</text:p>
              </table:table-cell>
              <table:table-cell office:value-type="float" office:value="0.438217592592581">
                <text:p>0.43821759259258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20509259259248">
                <text:p>0.420509259259248</text:p>
              </table:table-cell>
              <table:table-cell office:value-type="float" office:value="106">
                <text:p>106</text:p>
              </table:table-cell>
              <table:table-cell office:value-type="float" office:value="0.438333333333322">
                <text:p>0.4383333333333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20624999999988">
                <text:p>0.420624999999988</text:p>
              </table:table-cell>
              <table:table-cell office:value-type="float" office:value="106">
                <text:p>106</text:p>
              </table:table-cell>
              <table:table-cell office:value-type="float" office:value="0.438449074074063">
                <text:p>0.43844907407406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20740740740729">
                <text:p>0.420740740740729</text:p>
              </table:table-cell>
              <table:table-cell office:value-type="float" office:value="108">
                <text:p>108</text:p>
              </table:table-cell>
              <table:table-cell office:value-type="float" office:value="0.438564814814803">
                <text:p>0.43856481481480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2085648148147">
                <text:p>0.42085648148147</text:p>
              </table:table-cell>
              <table:table-cell office:value-type="float" office:value="107">
                <text:p>107</text:p>
              </table:table-cell>
              <table:table-cell office:value-type="float" office:value="0.438680555555544">
                <text:p>0.43868055555554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20972222222211">
                <text:p>0.420972222222211</text:p>
              </table:table-cell>
              <table:table-cell office:value-type="float" office:value="107">
                <text:p>107</text:p>
              </table:table-cell>
              <table:table-cell office:value-type="float" office:value="0.438796296296285">
                <text:p>0.43879629629628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1087962962951">
                <text:p>0.421087962962951</text:p>
              </table:table-cell>
              <table:table-cell office:value-type="float" office:value="106">
                <text:p>106</text:p>
              </table:table-cell>
              <table:table-cell office:value-type="float" office:value="0.438912037037025">
                <text:p>0.43891203703702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21203703703692">
                <text:p>0.421203703703692</text:p>
              </table:table-cell>
              <table:table-cell office:value-type="float" office:value="105">
                <text:p>105</text:p>
              </table:table-cell>
              <table:table-cell office:value-type="float" office:value="0.439027777777766">
                <text:p>0.43902777777776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21319444444433">
                <text:p>0.421319444444433</text:p>
              </table:table-cell>
              <table:table-cell office:value-type="float" office:value="106">
                <text:p>106</text:p>
              </table:table-cell>
              <table:table-cell office:value-type="float" office:value="0.439143518518507">
                <text:p>0.43914351851850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21435185185174">
                <text:p>0.421435185185174</text:p>
              </table:table-cell>
              <table:table-cell office:value-type="float" office:value="106">
                <text:p>106</text:p>
              </table:table-cell>
              <table:table-cell office:value-type="float" office:value="0.439259259259248">
                <text:p>0.439259259259248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21550925925914">
                <text:p>0.421550925925914</text:p>
              </table:table-cell>
              <table:table-cell office:value-type="float" office:value="108">
                <text:p>108</text:p>
              </table:table-cell>
              <table:table-cell office:value-type="float" office:value="0.439374999999988">
                <text:p>0.439374999999988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21666666666655">
                <text:p>0.421666666666655</text:p>
              </table:table-cell>
              <table:table-cell office:value-type="float" office:value="108">
                <text:p>108</text:p>
              </table:table-cell>
              <table:table-cell office:value-type="float" office:value="0.439490740740729">
                <text:p>0.439490740740729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21782407407396">
                <text:p>0.421782407407396</text:p>
              </table:table-cell>
              <table:table-cell office:value-type="float" office:value="106">
                <text:p>106</text:p>
              </table:table-cell>
              <table:table-cell office:value-type="float" office:value="0.43960648148147">
                <text:p>0.4396064814814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1898148148137">
                <text:p>0.421898148148137</text:p>
              </table:table-cell>
              <table:table-cell office:value-type="float" office:value="107">
                <text:p>107</text:p>
              </table:table-cell>
              <table:table-cell office:value-type="float" office:value="0.439722222222211">
                <text:p>0.43972222222221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013888888877">
                <text:p>0.422013888888877</text:p>
              </table:table-cell>
              <table:table-cell office:value-type="float" office:value="105">
                <text:p>105</text:p>
              </table:table-cell>
              <table:table-cell office:value-type="float" office:value="0.439837962962951">
                <text:p>0.43983796296295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2129629629618">
                <text:p>0.422129629629618</text:p>
              </table:table-cell>
              <table:table-cell office:value-type="float" office:value="104">
                <text:p>104</text:p>
              </table:table-cell>
              <table:table-cell office:value-type="float" office:value="0.439953703703692">
                <text:p>0.43995370370369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2245370370359">
                <text:p>0.422245370370359</text:p>
              </table:table-cell>
              <table:table-cell office:value-type="float" office:value="102">
                <text:p>102</text:p>
              </table:table-cell>
              <table:table-cell office:value-type="float" office:value="0.440069444444433">
                <text:p>0.44006944444443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223611111111">
                <text:p>0.4223611111111</text:p>
              </table:table-cell>
              <table:table-cell office:value-type="float" office:value="100">
                <text:p>100</text:p>
              </table:table-cell>
              <table:table-cell office:value-type="float" office:value="0.440185185185174">
                <text:p>0.44018518518517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2247685185184">
                <text:p>0.42247685185184</text:p>
              </table:table-cell>
              <table:table-cell office:value-type="float" office:value="100">
                <text:p>100</text:p>
              </table:table-cell>
              <table:table-cell office:value-type="float" office:value="0.440300925925914">
                <text:p>0.44030092592591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22592592592581">
                <text:p>0.422592592592581</text:p>
              </table:table-cell>
              <table:table-cell office:value-type="float" office:value="101">
                <text:p>101</text:p>
              </table:table-cell>
              <table:table-cell office:value-type="float" office:value="0.440416666666655">
                <text:p>0.44041666666665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22708333333322">
                <text:p>0.422708333333322</text:p>
              </table:table-cell>
              <table:table-cell office:value-type="float" office:value="101">
                <text:p>101</text:p>
              </table:table-cell>
              <table:table-cell office:value-type="float" office:value="0.440532407407396">
                <text:p>0.44053240740739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22824074074063">
                <text:p>0.422824074074063</text:p>
              </table:table-cell>
              <table:table-cell office:value-type="float" office:value="104">
                <text:p>104</text:p>
              </table:table-cell>
              <table:table-cell office:value-type="float" office:value="0.440648148148137">
                <text:p>0.44064814814813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22939814814803">
                <text:p>0.422939814814803</text:p>
              </table:table-cell>
              <table:table-cell office:value-type="float" office:value="104">
                <text:p>104</text:p>
              </table:table-cell>
              <table:table-cell office:value-type="float" office:value="0.440763888888877">
                <text:p>0.44076388888887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23055555555544">
                <text:p>0.423055555555544</text:p>
              </table:table-cell>
              <table:table-cell office:value-type="float" office:value="105">
                <text:p>105</text:p>
              </table:table-cell>
              <table:table-cell office:value-type="float" office:value="0.440879629629618">
                <text:p>0.440879629629618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3171296296285">
                <text:p>0.423171296296285</text:p>
              </table:table-cell>
              <table:table-cell office:value-type="float" office:value="106">
                <text:p>106</text:p>
              </table:table-cell>
              <table:table-cell office:value-type="float" office:value="0.440995370370359">
                <text:p>0.440995370370359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23287037037025">
                <text:p>0.423287037037025</text:p>
              </table:table-cell>
              <table:table-cell office:value-type="float" office:value="106">
                <text:p>106</text:p>
              </table:table-cell>
              <table:table-cell office:value-type="float" office:value="0.4411111111111">
                <text:p>0.441111111111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3402777777766">
                <text:p>0.423402777777766</text:p>
              </table:table-cell>
              <table:table-cell office:value-type="float" office:value="106">
                <text:p>106</text:p>
              </table:table-cell>
              <table:table-cell office:value-type="float" office:value="0.44122685185184">
                <text:p>0.4412268518518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23518518518507">
                <text:p>0.423518518518507</text:p>
              </table:table-cell>
              <table:table-cell office:value-type="float" office:value="106">
                <text:p>106</text:p>
              </table:table-cell>
              <table:table-cell office:value-type="float" office:value="0.441342592592581">
                <text:p>0.44134259259258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23634259259248">
                <text:p>0.423634259259248</text:p>
              </table:table-cell>
              <table:table-cell office:value-type="float" office:value="106">
                <text:p>106</text:p>
              </table:table-cell>
              <table:table-cell office:value-type="float" office:value="0.441458333333322">
                <text:p>0.4414583333333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23749999999988">
                <text:p>0.423749999999988</text:p>
              </table:table-cell>
              <table:table-cell office:value-type="float" office:value="107">
                <text:p>107</text:p>
              </table:table-cell>
              <table:table-cell office:value-type="float" office:value="0.441574074074063">
                <text:p>0.44157407407406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23865740740729">
                <text:p>0.423865740740729</text:p>
              </table:table-cell>
              <table:table-cell office:value-type="float" office:value="108">
                <text:p>108</text:p>
              </table:table-cell>
              <table:table-cell office:value-type="float" office:value="0.441689814814803">
                <text:p>0.44168981481480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2398148148147">
                <text:p>0.42398148148147</text:p>
              </table:table-cell>
              <table:table-cell office:value-type="float" office:value="108">
                <text:p>108</text:p>
              </table:table-cell>
              <table:table-cell office:value-type="float" office:value="0.441805555555544">
                <text:p>0.44180555555554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24097222222211">
                <text:p>0.424097222222211</text:p>
              </table:table-cell>
              <table:table-cell office:value-type="float" office:value="108">
                <text:p>108</text:p>
              </table:table-cell>
              <table:table-cell office:value-type="float" office:value="0.441921296296285">
                <text:p>0.44192129629628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24212962962951">
                <text:p>0.424212962962951</text:p>
              </table:table-cell>
              <table:table-cell office:value-type="float" office:value="109">
                <text:p>109</text:p>
              </table:table-cell>
              <table:table-cell office:value-type="float" office:value="0.442037037037025">
                <text:p>0.44203703703702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24328703703692">
                <text:p>0.424328703703692</text:p>
              </table:table-cell>
              <table:table-cell office:value-type="float" office:value="109">
                <text:p>109</text:p>
              </table:table-cell>
              <table:table-cell office:value-type="float" office:value="0.442152777777766">
                <text:p>0.44215277777776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24444444444433">
                <text:p>0.424444444444433</text:p>
              </table:table-cell>
              <table:table-cell office:value-type="float" office:value="108">
                <text:p>108</text:p>
              </table:table-cell>
              <table:table-cell office:value-type="float" office:value="0.442268518518507">
                <text:p>0.44226851851850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24560185185174">
                <text:p>0.424560185185174</text:p>
              </table:table-cell>
              <table:table-cell office:value-type="float" office:value="108">
                <text:p>108</text:p>
              </table:table-cell>
              <table:table-cell office:value-type="float" office:value="0.442384259259248">
                <text:p>0.442384259259248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24675925925914">
                <text:p>0.424675925925914</text:p>
              </table:table-cell>
              <table:table-cell office:value-type="float" office:value="108">
                <text:p>108</text:p>
              </table:table-cell>
              <table:table-cell office:value-type="float" office:value="0.442499999999988">
                <text:p>0.442499999999988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24791666666655">
                <text:p>0.424791666666655</text:p>
              </table:table-cell>
              <table:table-cell office:value-type="float" office:value="109">
                <text:p>109</text:p>
              </table:table-cell>
              <table:table-cell office:value-type="float" office:value="0.442615740740729">
                <text:p>0.442615740740729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24907407407396">
                <text:p>0.424907407407396</text:p>
              </table:table-cell>
              <table:table-cell office:value-type="float" office:value="107">
                <text:p>107</text:p>
              </table:table-cell>
              <table:table-cell office:value-type="float" office:value="0.44273148148147">
                <text:p>0.4427314814814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25023148148137">
                <text:p>0.425023148148137</text:p>
              </table:table-cell>
              <table:table-cell office:value-type="float" office:value="104">
                <text:p>104</text:p>
              </table:table-cell>
              <table:table-cell office:value-type="float" office:value="0.442847222222211">
                <text:p>0.44284722222221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25138888888877">
                <text:p>0.425138888888877</text:p>
              </table:table-cell>
              <table:table-cell office:value-type="float" office:value="104">
                <text:p>104</text:p>
              </table:table-cell>
              <table:table-cell office:value-type="float" office:value="0.442962962962951">
                <text:p>0.44296296296295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25254629629618">
                <text:p>0.425254629629618</text:p>
              </table:table-cell>
              <table:table-cell office:value-type="float" office:value="103">
                <text:p>103</text:p>
              </table:table-cell>
              <table:table-cell office:value-type="float" office:value="0.443078703703692">
                <text:p>0.44307870370369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25370370370359">
                <text:p>0.425370370370359</text:p>
              </table:table-cell>
              <table:table-cell office:value-type="float" office:value="105">
                <text:p>105</text:p>
              </table:table-cell>
              <table:table-cell office:value-type="float" office:value="0.443194444444433">
                <text:p>0.44319444444443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254861111111">
                <text:p>0.4254861111111</text:p>
              </table:table-cell>
              <table:table-cell office:value-type="float" office:value="107">
                <text:p>107</text:p>
              </table:table-cell>
              <table:table-cell office:value-type="float" office:value="0.443310185185174">
                <text:p>0.44331018518517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2560185185184">
                <text:p>0.42560185185184</text:p>
              </table:table-cell>
              <table:table-cell office:value-type="float" office:value="108">
                <text:p>108</text:p>
              </table:table-cell>
              <table:table-cell office:value-type="float" office:value="0.443425925925914">
                <text:p>0.44342592592591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25717592592581">
                <text:p>0.425717592592581</text:p>
              </table:table-cell>
              <table:table-cell office:value-type="float" office:value="106">
                <text:p>106</text:p>
              </table:table-cell>
              <table:table-cell office:value-type="float" office:value="0.443541666666655">
                <text:p>0.44354166666665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25833333333322">
                <text:p>0.425833333333322</text:p>
              </table:table-cell>
              <table:table-cell office:value-type="float" office:value="107">
                <text:p>107</text:p>
              </table:table-cell>
              <table:table-cell office:value-type="float" office:value="0.443657407407396">
                <text:p>0.44365740740739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25949074074063">
                <text:p>0.425949074074063</text:p>
              </table:table-cell>
              <table:table-cell office:value-type="float" office:value="106">
                <text:p>106</text:p>
              </table:table-cell>
              <table:table-cell office:value-type="float" office:value="0.443773148148137">
                <text:p>0.44377314814813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26064814814803">
                <text:p>0.426064814814803</text:p>
              </table:table-cell>
              <table:table-cell office:value-type="float" office:value="109">
                <text:p>109</text:p>
              </table:table-cell>
              <table:table-cell office:value-type="float" office:value="0.443888888888877">
                <text:p>0.44388888888887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26180555555544">
                <text:p>0.426180555555544</text:p>
              </table:table-cell>
              <table:table-cell office:value-type="float" office:value="111">
                <text:p>111</text:p>
              </table:table-cell>
              <table:table-cell office:value-type="float" office:value="0.444004629629618">
                <text:p>0.444004629629618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26296296296285">
                <text:p>0.426296296296285</text:p>
              </table:table-cell>
              <table:table-cell office:value-type="float" office:value="111">
                <text:p>111</text:p>
              </table:table-cell>
              <table:table-cell office:value-type="float" office:value="0.444120370370359">
                <text:p>0.444120370370359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26412037037025">
                <text:p>0.426412037037025</text:p>
              </table:table-cell>
              <table:table-cell office:value-type="float" office:value="111">
                <text:p>111</text:p>
              </table:table-cell>
              <table:table-cell office:value-type="float" office:value="0.4442361111111">
                <text:p>0.444236111111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26527777777766">
                <text:p>0.426527777777766</text:p>
              </table:table-cell>
              <table:table-cell office:value-type="float" office:value="111">
                <text:p>111</text:p>
              </table:table-cell>
              <table:table-cell office:value-type="float" office:value="0.44435185185184">
                <text:p>0.4443518518518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26643518518507">
                <text:p>0.426643518518507</text:p>
              </table:table-cell>
              <table:table-cell office:value-type="float" office:value="111">
                <text:p>111</text:p>
              </table:table-cell>
              <table:table-cell office:value-type="float" office:value="0.444467592592581">
                <text:p>0.44446759259258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6759259259248">
                <text:p>0.426759259259248</text:p>
              </table:table-cell>
              <table:table-cell office:value-type="float" office:value="108">
                <text:p>108</text:p>
              </table:table-cell>
              <table:table-cell office:value-type="float" office:value="0.444583333333322">
                <text:p>0.4445833333333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6874999999988">
                <text:p>0.426874999999988</text:p>
              </table:table-cell>
              <table:table-cell office:value-type="float" office:value="107">
                <text:p>107</text:p>
              </table:table-cell>
              <table:table-cell office:value-type="float" office:value="0.444699074074063">
                <text:p>0.44469907407406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6990740740729">
                <text:p>0.426990740740729</text:p>
              </table:table-cell>
              <table:table-cell office:value-type="float" office:value="108">
                <text:p>108</text:p>
              </table:table-cell>
              <table:table-cell office:value-type="float" office:value="0.444814814814803">
                <text:p>0.44481481481480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710648148147">
                <text:p>0.42710648148147</text:p>
              </table:table-cell>
              <table:table-cell office:value-type="float" office:value="109">
                <text:p>109</text:p>
              </table:table-cell>
              <table:table-cell office:value-type="float" office:value="0.444930555555544">
                <text:p>0.444930555555544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7222222222211">
                <text:p>0.427222222222211</text:p>
              </table:table-cell>
              <table:table-cell office:value-type="float" office:value="108">
                <text:p>108</text:p>
              </table:table-cell>
              <table:table-cell office:value-type="float" office:value="0.445046296296285">
                <text:p>0.44504629629628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27337962962951">
                <text:p>0.42733796296295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27453703703692">
                <text:p>0.427453703703692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27569444444433">
                <text:p>0.427569444444433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27685185185174">
                <text:p>0.42768518518517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27800925925914">
                <text:p>0.42780092592591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27916666666655">
                <text:p>0.427916666666655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28032407407396">
                <text:p>0.42803240740739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28148148148137">
                <text:p>0.42814814814813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28263888888877">
                <text:p>0.42826388888887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28379629629618">
                <text:p>0.42837962962961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28495370370359">
                <text:p>0.428495370370359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286111111111">
                <text:p>0.428611111111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2872685185184">
                <text:p>0.4287268518518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28842592592581">
                <text:p>0.42884259259258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28958333333322">
                <text:p>0.42895833333332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9074074074063">
                <text:p>0.42907407407406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9189814814803">
                <text:p>0.429189814814803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29305555555544">
                <text:p>0.42930555555554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29421296296285">
                <text:p>0.429421296296285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29537037037025">
                <text:p>0.42953703703702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29652777777766">
                <text:p>0.42965277777776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29768518518507">
                <text:p>0.42976851851850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29884259259248">
                <text:p>0.429884259259248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29999999999988">
                <text:p>0.429999999999988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30115740740729">
                <text:p>0.43011574074072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023148148147">
                <text:p>0.43023148148147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30347222222211">
                <text:p>0.4303472222222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30462962962951">
                <text:p>0.43046296296295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30578703703692">
                <text:p>0.43057870370369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0694444444433">
                <text:p>0.430694444444433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0810185185174">
                <text:p>0.430810185185174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0925925925914">
                <text:p>0.430925925925914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31041666666655">
                <text:p>0.431041666666655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31157407407396">
                <text:p>0.43115740740739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1273148148137">
                <text:p>0.431273148148137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31388888888877">
                <text:p>0.43138888888887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31504629629618">
                <text:p>0.431504629629618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31620370370359">
                <text:p>0.43162037037035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317361111111">
                <text:p>0.431736111111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3185185185184">
                <text:p>0.4318518518518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31967592592581">
                <text:p>0.43196759259258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32083333333322">
                <text:p>0.432083333333322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32199074074063">
                <text:p>0.432199074074063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32314814814803">
                <text:p>0.432314814814803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32430555555544">
                <text:p>0.43243055555554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32546296296285">
                <text:p>0.432546296296285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32662037037025">
                <text:p>0.432662037037025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32777777777766">
                <text:p>0.432777777777766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32893518518507">
                <text:p>0.432893518518507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33009259259248">
                <text:p>0.43300925925924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33124999999988">
                <text:p>0.43312499999998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33240740740729">
                <text:p>0.433240740740729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3335648148147">
                <text:p>0.43335648148147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33472222222211">
                <text:p>0.433472222222211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33587962962951">
                <text:p>0.433587962962951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33703703703692">
                <text:p>0.433703703703692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33819444444433">
                <text:p>0.43381944444443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33935185185174">
                <text:p>0.433935185185174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34050925925914">
                <text:p>0.43405092592591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34166666666655">
                <text:p>0.43416666666665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34282407407396">
                <text:p>0.43428240740739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34398148148137">
                <text:p>0.434398148148137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4513888888877">
                <text:p>0.43451388888887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4629629629618">
                <text:p>0.43462962962961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34745370370359">
                <text:p>0.434745370370359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48611111111">
                <text:p>0.4348611111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497685185184">
                <text:p>0.4349768518518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35092592592581">
                <text:p>0.43509259259258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35208333333322">
                <text:p>0.43520833333332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35324074074063">
                <text:p>0.435324074074063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35439814814803">
                <text:p>0.43543981481480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35555555555544">
                <text:p>0.435555555555544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35671296296285">
                <text:p>0.43567129629628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35787037037025">
                <text:p>0.435787037037025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35902777777766">
                <text:p>0.435902777777766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36018518518507">
                <text:p>0.436018518518507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36134259259248">
                <text:p>0.436134259259248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36249999999988">
                <text:p>0.43624999999998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36365740740729">
                <text:p>0.436365740740729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3648148148147">
                <text:p>0.4364814814814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36597222222211">
                <text:p>0.436597222222211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36712962962951">
                <text:p>0.436712962962951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36828703703692">
                <text:p>0.43682870370369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36944444444433">
                <text:p>0.43694444444443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37060185185174">
                <text:p>0.437060185185174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37175925925914">
                <text:p>0.43717592592591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37291666666655">
                <text:p>0.437291666666655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37407407407396">
                <text:p>0.437407407407396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37523148148137">
                <text:p>0.43752314814813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37638888888877">
                <text:p>0.43763888888887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37754629629618">
                <text:p>0.437754629629618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37870370370359">
                <text:p>0.437870370370359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379861111111">
                <text:p>0.437986111111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810185185184">
                <text:p>0.43810185185184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38217592592581">
                <text:p>0.43821759259258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38333333333322">
                <text:p>0.438333333333322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38449074074063">
                <text:p>0.43844907407406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38564814814803">
                <text:p>0.43856481481480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38680555555544">
                <text:p>0.438680555555544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38796296296285">
                <text:p>0.438796296296285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38912037037025">
                <text:p>0.438912037037025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39027777777766">
                <text:p>0.439027777777766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39143518518507">
                <text:p>0.43914351851850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9259259259248">
                <text:p>0.43925925925924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39374999999988">
                <text:p>0.43937499999998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39490740740729">
                <text:p>0.43949074074072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3960648148147">
                <text:p>0.4396064814814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39722222222211">
                <text:p>0.439722222222211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39837962962951">
                <text:p>0.43983796296295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9953703703692">
                <text:p>0.43995370370369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40069444444433">
                <text:p>0.44006944444443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40185185185174">
                <text:p>0.440185185185174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40300925925914">
                <text:p>0.4403009259259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40416666666655">
                <text:p>0.44041666666665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40532407407396">
                <text:p>0.440532407407396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40648148148137">
                <text:p>0.440648148148137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40763888888877">
                <text:p>0.440763888888877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40879629629618">
                <text:p>0.440879629629618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40995370370359">
                <text:p>0.44099537037035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411111111111">
                <text:p>0.4411111111111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4122685185184">
                <text:p>0.44122685185184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41342592592581">
                <text:p>0.44134259259258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41458333333322">
                <text:p>0.441458333333322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41574074074063">
                <text:p>0.441574074074063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41689814814803">
                <text:p>0.441689814814803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41805555555544">
                <text:p>0.44180555555554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41921296296285">
                <text:p>0.441921296296285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42037037037025">
                <text:p>0.44203703703702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42152777777766">
                <text:p>0.442152777777766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42268518518507">
                <text:p>0.442268518518507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42384259259248">
                <text:p>0.44238425925924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42499999999988">
                <text:p>0.442499999999988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42615740740729">
                <text:p>0.44261574074072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4273148148147">
                <text:p>0.4427314814814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42847222222211">
                <text:p>0.44284722222221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42962962962951">
                <text:p>0.442962962962951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43078703703692">
                <text:p>0.443078703703692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43194444444433">
                <text:p>0.443194444444433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43310185185174">
                <text:p>0.443310185185174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43425925925914">
                <text:p>0.44342592592591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43541666666655">
                <text:p>0.443541666666655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43657407407396">
                <text:p>0.443657407407396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43773148148137">
                <text:p>0.443773148148137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43888888888877">
                <text:p>0.443888888888877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44004629629618">
                <text:p>0.444004629629618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44120370370359">
                <text:p>0.444120370370359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442361111111">
                <text:p>0.4442361111111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4435185185184">
                <text:p>0.4443518518518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44467592592581">
                <text:p>0.44446759259258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44583333333322">
                <text:p>0.444583333333322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44699074074063">
                <text:p>0.44469907407406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44814814814803">
                <text:p>0.44481481481480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44930555555544">
                <text:p>0.444930555555544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45046296296285">
                <text:p>0.44504629629628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_20__28_Rounded_29_" draw:display-name="Dash (Rounded)" draw:style="round" draw:dots1="1" draw:dots1-length="201%" draw:distance="199%"/>
  </office:styles>
</office:document-styles>
</file>